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1cm"/>
    </style:style>
    <style:style style:name="co2" style:family="table-column">
      <style:table-column-properties fo:break-before="auto" style:column-width="1.39cm"/>
    </style:style>
    <style:style style:name="co3" style:family="table-column">
      <style:table-column-properties fo:break-before="auto" style:column-width="8.32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1.586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6.05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5.265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58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wrap-option="wrap" fo:border="0.002cm solid #000000"/>
      <style:text-properties fo:color="#000000" style:font-name="Tahoma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ccccff" style:text-align-source="fix" style:repeat-content="false" fo:border="0.002cm solid #000000" style:rotation-angle="90" style:rotation-align="non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ff" fo:border="0.002cm solid #000000"/>
    </style:style>
    <style:style style:name="ce20" style:family="table-cell" style:parent-style-name="Default">
      <style:table-cell-properties fo:background-color="#ffff99" fo:border="0.002cm solid #000000"/>
    </style:style>
    <style:style style:name="ce21" style:family="table-cell" style:parent-style-name="Default">
      <style:table-cell-properties fo:background-color="#ffcc99" fo:border="0.002cm solid #000000"/>
    </style:style>
    <style:style style:name="ce22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</style:style>
    <style:style style:name="ce2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cccccc" fo:border="0.002cm solid #000000"/>
    </style:style>
    <style:style style:name="ce26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8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6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hülerzahlen-Enwicklu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&quot;Schülerzahlenentwicklung (Version &quot;&amp;MAX([.A14:.A42])&amp;&quot;)&quot;" office:value-type="string" office:string-value="Schülerzahlenentwicklung (Version 7)">
            <text:p>Schülerzahlenentwicklung (Version 7)</text:p>
          </table:table-cell>
          <table:table-cell/>
          <table:table-cell table:style-name="Default"/>
          <table:table-cell table:number-columns-repeated="2"/>
          <table:table-cell table:style-name="ce15" table:formula="of:=VLOOKUP(MAX([.A14:.A50]);[.A14:.D50];4)" office:value-type="date" office:date-value="2010-08-14">
            <text:p>14.08.10</text:p>
          </table:table-cell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ce15"/>
          <table:table-cell/>
        </table:table-row>
        <table:table-row table:style-name="ro2">
          <table:table-cell table:style-name="ce2" office:value-type="string" table:number-columns-spanned="5" table:number-rows-spanned="1">
            <text:p>Zweck des Dokument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table-cell/>
        </table:table-row>
        <table:table-row table:style-name="ro3">
          <table:table-cell table:style-name="ce3" office:value-type="string" table:number-columns-spanned="6" table:number-rows-spanned="1">
            <text:p>Diese Tabelle gibt die erwarteten Schülerzahlen von Linden und Delve für die Jahre 2010 bis 2016 wieder. 2017 wird noch nicht prognostiziert, da das Geburtenjahr 2010 noch nicht abgeschlossen ist. <text:s/>Als Grundlage der Schülererwartungszahlen dienen die Geburtenzahlen der Gemeinden Süderheistedt, Norderheistedt, Linden, Barkenholm, Hollingstedt, Glüsing, Delve und Bergewörden der Jahre 2004 bis 2010.</text:p>
            <text:p>Als Einzugsgebiete für Linden wurden Linden, Süderheistedt, Norderheistedt und Barkenholm angenommen. Als Einzugsgebiete für Delve: Bergewörden, Hollingstedt und Glüsing. </text:p>
            <text:p>Die Kenntnis von Schülern, die dem Einzugsgebiet Delve zugehören, aber in Linden zur Schule gehen wollen, wurde hier nicht mit verwertet.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covered-table-cell/>
        </table:table-row>
        <table:table-row table:style-name="ro4">
          <table:table-cell table:style-name="ce3" office:value-type="string" table:number-columns-spanned="5" table:number-rows-spanned="1">
            <text:p>Details sind auf den Seiten Linden und Delve zu finden. Vorab eine Zusammenfassung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table-cell/>
        </table:table-row>
        <table:table-row table:style-name="ro4">
          <table:table-cell table:style-name="ce3"/>
          <table:table-cell table:style-name="ce9" table:number-columns-repeated="3"/>
          <table:table-cell table:style-name="ce16"/>
          <table:table-cell/>
        </table:table-row>
        <table:table-row table:style-name="ro5">
          <table:table-cell table:style-name="ce4" office:value-type="string" table:number-columns-spanned="6" table:number-rows-spanned="1">
            <text:p>Zusammenfassung</text:p>
          </table:table-cell>
          <table:covered-table-cell table:style-name="ce9"/>
          <table:covered-table-cell table:style-name="ce9"/>
          <table:covered-table-cell table:style-name="ce9"/>
          <table:covered-table-cell table:style-name="ce16"/>
          <table:covered-table-cell/>
        </table:table-row>
        <table:table-row table:style-name="ro6">
          <table:table-cell table:style-name="ce5">
            <draw:frame table:end-cell-address="'Schülerzahlen-Enwicklung'.C8" table:end-x="4.206cm" table:end-y="5.334cm" draw:z-index="0" draw:style-name="gr1" svg:width="6.508cm" svg:height="5.237cm" svg:x="0.507cm" svg:y="0.097cm">
              <draw:object draw:notify-on-update-of-ranges="Linden.G5:Linden.G11 Linden.H4:Linden.H4 Linden.H5:Linden.H11 Linden.I4:Linden.I4 Linden.I5:Linde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>
            <draw:frame table:end-cell-address="'Schülerzahlen-Enwicklung'.E8" table:end-x="0.985cm" table:end-y="5.32cm" draw:z-index="1" draw:style-name="gr1" svg:width="6.252cm" svg:height="5.237cm" svg:x="4.717cm" svg:y="0.083cm">
              <draw:object draw:notify-on-update-of-ranges="Delve.G5:Delve.G11 Delve.H4:Delve.H4 Delve.H5:Delve.H11 Delve.I4:Delve.I4 Delve.I5:Delve.I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ce15"/>
          <table:table-cell/>
        </table:table-row>
        <table:table-row table:style-name="ro7">
          <table:table-cell table:style-name="ce6" office:value-type="string" table:number-columns-spanned="5" table:number-rows-spanned="1">
            <text:p>unter der Annahme, dass nur Lindener in Linden und Delver in Delve eingeschult werden, ergibt sich folgende Grafik</text:p>
          </table:table-cell>
          <table:covered-table-cell/>
          <table:covered-table-cell table:style-name="Default"/>
          <table:covered-table-cell/>
          <table:covered-table-cell table:style-name="ce15"/>
          <table:table-cell/>
        </table:table-row>
        <table:table-row table:style-name="ro8">
          <table:table-cell table:style-name="ce5">
            <draw:frame table:end-cell-address="'Schülerzahlen-Enwicklung'.C10" table:end-x="4.262cm" table:end-y="4.468cm" draw:z-index="2" draw:style-name="gr1" svg:width="7.07cm" svg:height="4.34cm" svg:x="0.001cm" svg:y="0.128cm">
              <draw:object draw:notify-on-update-of-ranges="nurLinden.B5:nurLinden.B11 nurLinden.C4:nurLinden.C4 nurLinden.C5:nurLinden.C11 nurLinden.D4:nurLinden.D4 nurLinden.D5:nurLinden.D11 nurLinden.E4:nurLinden.E4 nurLinden.E5:nurLinden.E11 nurLinden.F4:nurLinden.F4 nurLinden.F5:nurLinden.F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/>
          <table:table-cell table:style-name="Default">
            <draw:frame table:end-cell-address="'Schülerzahlen-Enwicklung'.E10" table:end-x="1.517cm" table:end-y="4.497cm" draw:z-index="3" draw:style-name="gr1" svg:width="6.877cm" svg:height="4.312cm" svg:x="4.624cm" svg:y="0.185cm">
              <draw:object draw:notify-on-update-of-ranges="nurDelve.B5:nurDelve.B11 nurDelve.C4:nurDelve.C4 nurDelve.C5:nurDelve.C11 nurDelve.D4:nurDelve.D4 nurDelve.D5:nurDelve.D11 nurDelve.E4:nurDelve.E4 nurDelve.E5:nurDelve.E11 nurDelve.F4:nurDelve.F4 nurDelve.F5:nurDelve.F1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  <table:table-cell table:style-name="ce15"/>
          <table:table-cell/>
        </table:table-row>
        <table:table-row table:style-name="ro9">
          <table:table-cell table:number-columns-repeated="2"/>
          <table:table-cell table:style-name="Default"/>
          <table:table-cell/>
          <table:table-cell table:style-name="ce15"/>
          <table:table-cell/>
        </table:table-row>
        <table:table-row table:style-name="ro2">
          <table:table-cell table:style-name="ce2" office:value-type="string" table:number-columns-spanned="6" table:number-rows-spanned="1">
            <text:p>Versionshistorie</text:p>
          </table:table-cell>
          <table:covered-table-cell/>
          <table:covered-table-cell table:style-name="Default"/>
          <table:covered-table-cell table:number-columns-repeated="3"/>
        </table:table-row>
        <table:table-row table:style-name="ro10">
          <table:table-cell table:style-name="ce7" office:value-type="string">
            <text:p>Version</text:p>
          </table:table-cell>
          <table:table-cell table:style-name="ce7" office:value-type="string">
            <text:p>Kürzel</text:p>
          </table:table-cell>
          <table:table-cell table:style-name="ce7" office:value-type="string">
            <text:p>Kommentar</text:p>
          </table:table-cell>
          <table:table-cell table:style-name="ce7" office:value-type="string">
            <text:p>Datum</text:p>
          </table:table-cell>
          <table:table-cell table:style-name="ce7" office:value-type="string">
            <office:annotation draw:style-name="gr2" draw:text-style-name="P1" svg:width="3.334cm" svg:height="0.991cm" svg:x="15.493cm" svg:y="38.16cm" draw:caption-point-x="-1.044cm" draw:caption-point-y="-15.434cm">
              <dc:creator>BDF</dc:creator>
              <dc:date>2010-08-13T00:00:00</dc:date>
              <text:p text:style-name="P1"><text:span text:style-name="T1">V: Vorabversion</text:span></text:p>
              <text:p text:style-name="P1"><text:span text:style-name="T1">K: Kontrollgelesen</text:span></text:p>
            </office:annotation>
            <text:p>Status</text:p>
          </table:table-cell>
          <table:table-cell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0" office:value-type="string">
            <text:p>SVF</text:p>
          </table:table-cell>
          <table:table-cell table:style-name="ce11" office:value-type="string">
            <text:p>initiale Version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Tabellenblatt GebZahlen, Linden, Delve hinzugefügt</text:p>
          </table:table-cell>
          <table:table-cell table:style-name="ce14" office:value-type="date" office:date-value="2010-08-13">
            <text:p>13.08.10</text:p>
          </table:table-cell>
          <table:table-cell table:style-name="ce14" office:value-type="string">
            <text:p>V</text:p>
          </table:table-cell>
          <table:table-cell/>
        </table:table-row>
        <table:table-row table:style-name="ro11">
          <table:table-cell table:style-name="ce8" office:value-type="float" office:value="3">
            <text:p>3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GebZahlen mit GeburtenZahlen der Gemeinden Süderheistedt, Norderheistedt, Linden, Barkenholm, Hollingstedt, Glüsing, Delve, Bergewörden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Erstellung der Formlen auf Seiten Linden, Delve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2">
          <table:table-cell table:style-name="ce8" office:value-type="float" office:value="5">
            <text:p>5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Erstellung von Balkendiagrammen für „Erwartete Schülerzahlen“</text:p>
          </table:table-cell>
          <table:table-cell table:style-name="ce14" office:value-type="date" office:date-value="2010-08-13">
            <text:p>13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3">
          <table:table-cell table:style-name="ce8" office:value-type="float" office:value="6">
            <text:p>6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Tabellenblatt nurLinden und nurDelve hinzugefügt</text:p>
            <text:p>NurLinden: Szenario, dass nur Kinder aus Linden in Linden eingeschult werden</text:p>
            <text:p>NurDelve: Szenario, dass nur Kinder aus Delve in Delve eingeschult werden</text:p>
          </table:table-cell>
          <table:table-cell table:style-name="ce14" office:value-type="date" office:date-value="2010-08-14">
            <text:p>14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0" office:value-type="string">
            <text:p>SVF</text:p>
          </table:table-cell>
          <table:table-cell table:style-name="ce12" office:value-type="string">
            <text:p>jetzt unter GIT Versionskontrolle</text:p>
          </table:table-cell>
          <table:table-cell table:style-name="ce14" office:value-type="date" office:date-value="2010-08-14">
            <text:p>14.08.10</text:p>
          </table:table-cell>
          <table:table-cell table:style-name="ce10" office:value-type="string">
            <text:p>V</text:p>
          </table:table-cell>
          <table:table-cell/>
        </table:table-row>
        <table:table-row table:style-name="ro10" table:number-rows-repeated="5">
          <table:table-cell table:style-name="ce8"/>
          <table:table-cell table:style-name="ce10"/>
          <table:table-cell table:style-name="ce12"/>
          <table:table-cell table:style-name="ce10" table:number-columns-repeated="2"/>
          <table:table-cell/>
        </table:table-row>
        <table:table-row table:style-name="ro10" table:number-rows-repeated="25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GeburtsZahlen" table:style-name="ta1" table:print="false">
        <table:table-column table:style-name="co7" table:default-cell-style-name="Default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5" table:default-cell-style-name="ce20"/>
        <table:table-column table:style-name="co11" table:default-cell-style-name="Default"/>
        <table:table-column table:style-name="co6" table:default-cell-style-name="Default"/>
        <table:table-row table:style-name="ro14">
          <table:table-cell table:style-name="ce17" office:value-type="string" table:number-columns-spanned="11" table:number-rows-spanned="1">
            <text:p>Geburtenzahlen der Gemeinden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</table:table-row>
        <table:table-row table:style-name="ro10">
          <table:table-cell/>
          <table:table-cell table:style-name="Default" table:number-columns-repeated="8"/>
          <table:table-cell table:number-columns-repeated="2"/>
        </table:table-row>
        <table:table-row table:style-name="ro10">
          <table:table-cell/>
          <table:table-cell table:style-name="Default"/>
          <table:table-cell table:style-name="ce24" office:value-type="string" table:number-columns-spanned="7" table:number-rows-spanned="1">
            <text:p>Jahr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2"/>
        </table:table-row>
        <table:table-row table:style-name="ro10">
          <table:table-cell/>
          <table:table-cell table:style-name="Default"/>
          <table:table-cell table:style-name="ce22" office:value-type="float" office:value="2004">
            <text:p>2004</text:p>
          </table:table-cell>
          <table:table-cell table:style-name="ce22" office:value-type="float" office:value="2005">
            <text:p>2005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10">
          <table:table-cell table:style-name="ce18" office:value-type="string" table:number-columns-spanned="1" table:number-rows-spanned="8">
            <text:p>Gemeinde</text:p>
          </table:table-cell>
          <table:table-cell office:value-type="string">
            <text:p>Süderheisted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Norderheisted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Linde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0">
          <table:covered-table-cell table:style-name="ce19"/>
          <table:table-cell office:value-type="string">
            <text:p>Barkenhol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Hollingsted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Glüs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Delv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/>
        </table:table-row>
        <table:table-row table:style-name="ro10">
          <table:covered-table-cell table:style-name="ce19"/>
          <table:table-cell table:style-name="ce21" office:value-type="string">
            <text:p>Bergewörde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22" office:value-type="string">
            <text:p>SUMME</text:p>
          </table:table-cell>
          <table:table-cell table:style-name="ce25" table:formula="of:=SUM([.C5:.C12])" office:value-type="float" office:value="24">
            <text:p>24</text:p>
          </table:table-cell>
          <table:table-cell table:style-name="ce25" table:formula="of:=SUM([.D5:.D12])" office:value-type="float" office:value="24">
            <text:p>24</text:p>
          </table:table-cell>
          <table:table-cell table:style-name="ce25" table:formula="of:=SUM([.E5:.E12])" office:value-type="float" office:value="25">
            <text:p>25</text:p>
          </table:table-cell>
          <table:table-cell table:style-name="ce25" table:formula="of:=SUM([.F5:.F12])" office:value-type="float" office:value="40">
            <text:p>40</text:p>
          </table:table-cell>
          <table:table-cell table:style-name="ce25" table:formula="of:=SUM([.G5:.G12])" office:value-type="float" office:value="20">
            <text:p>20</text:p>
          </table:table-cell>
          <table:table-cell table:style-name="ce25" table:formula="of:=SUM([.H5:.H12])" office:value-type="float" office:value="31">
            <text:p>31</text:p>
          </table:table-cell>
          <table:table-cell table:style-name="ce25" table:formula="of:=SUM([.I5:.I12])" office:value-type="float" office:value="10">
            <text:p>10</text:p>
          </table:table-cell>
          <table:table-cell table:number-columns-repeated="2"/>
        </table:table-row>
        <table:table-row table:style-name="ro10">
          <table:table-cell/>
          <table:table-cell table:style-name="ce23"/>
          <table:table-cell table:style-name="ce26"/>
          <table:table-cell table:style-name="ce23" table:number-columns-repeated="5"/>
          <table:table-cell table:style-name="ce27"/>
          <table:table-cell table:number-columns-repeated="2"/>
        </table:table-row>
        <table:table-row table:style-name="ro10">
          <table:table-cell/>
          <table:table-cell table:style-name="ce22" office:value-type="string">
            <text:p>Einzugsgebiet</text:p>
          </table:table-cell>
          <table:table-cell table:style-name="ce25" office:value-type="float" office:value="2004">
            <text:p>2004</text:p>
          </table:table-cell>
          <table:table-cell table:style-name="ce25" office:value-type="float" office:value="2005">
            <text:p>2005</text:p>
          </table:table-cell>
          <table:table-cell table:style-name="ce25" office:value-type="float" office:value="2006">
            <text:p>2006</text:p>
          </table:table-cell>
          <table:table-cell table:style-name="ce25" office:value-type="float" office:value="2007">
            <text:p>2007</text:p>
          </table:table-cell>
          <table:table-cell table:style-name="ce25" office:value-type="float" office:value="2008">
            <text:p>2008</text:p>
          </table:table-cell>
          <table:table-cell table:style-name="ce25" office:value-type="float" office:value="2009">
            <text:p>2009</text:p>
          </table:table-cell>
          <table:table-cell table:style-name="ce25" office:value-type="float" office:value="2010">
            <text:p>2010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Linden</text:p>
          </table:table-cell>
          <table:table-cell table:formula="of:=SUM([.C5:.C8])" office:value-type="float" office:value="13">
            <text:p>13</text:p>
          </table:table-cell>
          <table:table-cell table:formula="of:=SUM([.D5:.D8])" office:value-type="float" office:value="19">
            <text:p>19</text:p>
          </table:table-cell>
          <table:table-cell table:formula="of:=SUM([.E5:.E8])" office:value-type="float" office:value="15">
            <text:p>15</text:p>
          </table:table-cell>
          <table:table-cell table:formula="of:=SUM([.F5:.F8])" office:value-type="float" office:value="29">
            <text:p>29</text:p>
          </table:table-cell>
          <table:table-cell table:formula="of:=SUM([.G5:.G8])" office:value-type="float" office:value="13">
            <text:p>13</text:p>
          </table:table-cell>
          <table:table-cell table:formula="of:=SUM([.H5:.H8])" office:value-type="float" office:value="22">
            <text:p>22</text:p>
          </table:table-cell>
          <table:table-cell table:formula="of:=SUM([.I5:.I8])" office:value-type="float" office:value="6">
            <text:p>6</text:p>
          </table:table-cell>
          <table:table-cell table:number-columns-repeated="2"/>
        </table:table-row>
        <table:table-row table:style-name="ro10">
          <table:table-cell/>
          <table:table-cell table:style-name="ce21" office:value-type="string">
            <text:p>Delve</text:p>
          </table:table-cell>
          <table:table-cell table:style-name="ce21" table:formula="of:=SUM([.C9:.C12])" office:value-type="float" office:value="11">
            <text:p>11</text:p>
          </table:table-cell>
          <table:table-cell table:style-name="ce21" table:formula="of:=SUM([.D9:.D12])" office:value-type="float" office:value="5">
            <text:p>5</text:p>
          </table:table-cell>
          <table:table-cell table:style-name="ce21" table:formula="of:=SUM([.E9:.E12])" office:value-type="float" office:value="10">
            <text:p>10</text:p>
          </table:table-cell>
          <table:table-cell table:style-name="ce21" table:formula="of:=SUM([.F9:.F12])" office:value-type="float" office:value="11">
            <text:p>11</text:p>
          </table:table-cell>
          <table:table-cell table:style-name="ce21" table:formula="of:=SUM([.G9:.G12])" office:value-type="float" office:value="7">
            <text:p>7</text:p>
          </table:table-cell>
          <table:table-cell table:style-name="ce21" table:formula="of:=SUM([.H9:.H12])" office:value-type="float" office:value="9">
            <text:p>9</text:p>
          </table:table-cell>
          <table:table-cell table:style-name="ce21" table:formula="of:=SUM([.I9:.I12])" office:value-type="float" office:value="4">
            <text:p>4</text:p>
          </table:table-cell>
          <table:table-cell table:number-columns-repeated="2"/>
        </table:table-row>
      </table:table>
      <table:table table:name="Linden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1014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Einzugsgebiet Linden</text:p>
          </table:table-cell>
          <table:covered-table-cell table:number-columns-repeated="10"/>
          <table:table-cell table:number-columns-repeated="1013"/>
        </table:table-row>
        <table:table-row table:style-name="ro16">
          <table:table-cell table:style-name="ce29" table:number-columns-repeated="1024"/>
        </table:table-row>
        <table:table-row table:style-name="ro10">
          <table:table-cell table:style-name="ce30" table:number-columns-repeated="2"/>
          <table:table-cell table:style-name="ce33" office:value-type="string" table:number-columns-spanned="4" table:number-rows-spanned="1">
            <text:p>Klasse</text:p>
          </table:table-cell>
          <table:covered-table-cell table:style-name="ce32"/>
          <table:covered-table-cell table:style-name="ce32"/>
          <table:covered-table-cell table:style-name="ce32"/>
          <table:table-cell table:style-name="ce30"/>
          <table:table-cell table:style-name="ce34" office:value-type="string" table:number-columns-spanned="2" table:number-rows-spanned="1">
            <text:p>Szenario1+2, 2+3</text:p>
          </table:table-cell>
          <table:covered-table-cell table:style-name="ce30"/>
          <table:table-cell table:style-name="ce30" table:number-columns-repeated="1015"/>
        </table:table-row>
        <table:table-row table:style-name="ro10">
          <table:table-cell table:style-name="ce30" table:number-columns-repeated="2"/>
          <table:table-cell table:style-name="ce32" office:value-type="string">
            <text:p>erste</text:p>
          </table:table-cell>
          <table:table-cell table:style-name="ce32" office:value-type="string">
            <text:p>zweite</text:p>
          </table:table-cell>
          <table:table-cell table:style-name="ce32" office:value-type="string">
            <text:p>dritte</text:p>
          </table:table-cell>
          <table:table-cell table:style-name="ce32" office:value-type="string">
            <text:p>vierte</text:p>
          </table:table-cell>
          <table:table-cell table:style-name="ce30"/>
          <table:table-cell table:style-name="ce30" office:value-type="string">
            <text:p>1. und 2.</text:p>
          </table:table-cell>
          <table:table-cell table:style-name="ce30" office:value-type="string">
            <text:p>3. und 4.</text:p>
          </table:table-cell>
          <table:table-cell table:style-name="ce30" office:value-type="string">
            <text:p>Schülerzahlen</text:p>
          </table:table-cell>
          <table:table-cell table:style-name="ce30" table:number-columns-repeated="1014"/>
        </table:table-row>
        <table:table-row table:style-name="ro10">
          <table:table-cell table:style-name="ce31" office:value-type="string" table:number-columns-spanned="1" table:number-rows-spanned="5">
            <text:p>Schuljahr</text:p>
          </table:table-cell>
          <table:table-cell table:style-name="ce32" office:value-type="float" office:value="2010">
            <text:p>2010</text:p>
          </table:table-cell>
          <table:table-cell table:style-name="ce32" office:value-type="float" office:value="7">
            <office:annotation draw:style-name="gr2" draw:text-style-name="P1" svg:width="2.895cm" svg:height="3.361cm" svg:x="3.128cm" svg:y="2.866cm" draw:caption-point-x="-0.61cm" draw:caption-point-y="-0.537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table:style-name="ce32" office:value-type="float" office:value="8">
            <office:annotation draw:style-name="gr2" draw:text-style-name="P1" svg:width="3.978cm" svg:height="3.361cm" svg:x="3.824cm" svg:y="2.866cm" draw:caption-point-x="-0.61cm" draw:caption-point-y="-0.537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table:style-name="ce32" office:value-type="float" office:value="9">
            <office:annotation draw:style-name="gr2" draw:text-style-name="P1" svg:width="3.609cm" svg:height="3.756cm" svg:x="4.52cm" svg:y="2.866cm" draw:caption-point-x="-0.61cm" draw:caption-point-y="-0.537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table:style-name="ce32" office:value-type="float" office:value="6">
            <office:annotation draw:style-name="gr2" draw:text-style-name="P1" svg:width="6.214cm" svg:height="2.571cm" svg:x="5.216cm" svg:y="2.866cm" draw:caption-point-x="-0.61cm" draw:caption-point-y="-0.537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 table:style-name="ce30" table:formula="of:=[.B5]" office:value-type="float" office:value="2010">
            <text:p>2010</text:p>
          </table:table-cell>
          <table:table-cell table:style-name="ce30" table:formula="of:=SUM([.C5:.D5])" office:value-type="float" office:value="15">
            <text:p>15</text:p>
          </table:table-cell>
          <table:table-cell table:style-name="ce30" table:formula="of:=SUM([.E5:.F5])" office:value-type="float" office:value="15">
            <text:p>15</text:p>
          </table:table-cell>
          <table:table-cell table:style-name="ce30" table:formula="of:=SUM([.C5:.F5])" office:value-type="float" office:value="30">
            <text:p>30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1">
            <text:p>2011</text:p>
          </table:table-cell>
          <table:table-cell table:style-name="ce32" table:formula="of:=LOOKUP([.B6]-7;[GeburtsZahlen.$C$4:.$Z$4];[GeburtsZahlen.$C$16:.$Z$16])" office:value-type="float" office:value="13">
            <text:p>13</text:p>
          </table:table-cell>
          <table:table-cell table:style-name="ce32" table:formula="of:=[.C5]" office:value-type="float" office:value="7">
            <text:p>7</text:p>
          </table:table-cell>
          <table:table-cell table:style-name="ce32" table:formula="of:=[.D5]" office:value-type="float" office:value="8">
            <text:p>8</text:p>
          </table:table-cell>
          <table:table-cell table:style-name="ce32" table:formula="of:=[.E5]" office:value-type="float" office:value="9">
            <text:p>9</text:p>
          </table:table-cell>
          <table:table-cell table:style-name="ce30" table:formula="of:=[.B6]" office:value-type="float" office:value="2011">
            <text:p>2011</text:p>
          </table:table-cell>
          <table:table-cell table:style-name="ce30" table:formula="of:=SUM([.C6:.D6])" office:value-type="float" office:value="20">
            <text:p>20</text:p>
          </table:table-cell>
          <table:table-cell table:style-name="ce30" table:formula="of:=SUM([.E6:.F6])" office:value-type="float" office:value="17">
            <text:p>17</text:p>
          </table:table-cell>
          <table:table-cell table:style-name="ce30" table:formula="of:=SUM([.C6:.F6])" office:value-type="float" office:value="37">
            <text:p>37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2">
            <text:p>2012</text:p>
          </table:table-cell>
          <table:table-cell table:style-name="ce32" table:formula="of:=LOOKUP([.B7]-7;[GeburtsZahlen.$C$4:.$Z$4];[GeburtsZahlen.$C$16:.$Z$16])" office:value-type="float" office:value="19">
            <text:p>19</text:p>
          </table:table-cell>
          <table:table-cell table:style-name="ce32" table:formula="of:=[.C6]" office:value-type="float" office:value="13">
            <text:p>13</text:p>
          </table:table-cell>
          <table:table-cell table:style-name="ce32" table:formula="of:=[.D6]" office:value-type="float" office:value="7">
            <text:p>7</text:p>
          </table:table-cell>
          <table:table-cell table:style-name="ce32" table:formula="of:=[.E6]" office:value-type="float" office:value="8">
            <text:p>8</text:p>
          </table:table-cell>
          <table:table-cell table:style-name="ce30" table:formula="of:=[.B7]" office:value-type="float" office:value="2012">
            <text:p>2012</text:p>
          </table:table-cell>
          <table:table-cell table:style-name="ce30" table:formula="of:=SUM([.C7:.D7])" office:value-type="float" office:value="32">
            <text:p>32</text:p>
          </table:table-cell>
          <table:table-cell table:style-name="ce30" table:formula="of:=SUM([.E7:.F7])" office:value-type="float" office:value="15">
            <text:p>15</text:p>
          </table:table-cell>
          <table:table-cell table:style-name="ce30" table:formula="of:=SUM([.C7:.F7])" office:value-type="float" office:value="47">
            <text:p>47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3">
            <text:p>2013</text:p>
          </table:table-cell>
          <table:table-cell table:style-name="ce32" table:formula="of:=LOOKUP([.B8]-7;[GeburtsZahlen.$C$4:.$Z$4];[GeburtsZahlen.$C$16:.$Z$16])" office:value-type="float" office:value="15">
            <text:p>15</text:p>
          </table:table-cell>
          <table:table-cell table:style-name="ce32" table:formula="of:=[.C7]" office:value-type="float" office:value="19">
            <text:p>19</text:p>
          </table:table-cell>
          <table:table-cell table:style-name="ce32" table:formula="of:=[.D7]" office:value-type="float" office:value="13">
            <text:p>13</text:p>
          </table:table-cell>
          <table:table-cell table:style-name="ce32" table:formula="of:=[.E7]" office:value-type="float" office:value="7">
            <text:p>7</text:p>
          </table:table-cell>
          <table:table-cell table:style-name="ce30" table:formula="of:=[.B8]" office:value-type="float" office:value="2013">
            <text:p>2013</text:p>
          </table:table-cell>
          <table:table-cell table:style-name="ce30" table:formula="of:=SUM([.C8:.D8])" office:value-type="float" office:value="34">
            <text:p>34</text:p>
          </table:table-cell>
          <table:table-cell table:style-name="ce30" table:formula="of:=SUM([.E8:.F8])" office:value-type="float" office:value="20">
            <text:p>20</text:p>
          </table:table-cell>
          <table:table-cell table:style-name="ce30" table:formula="of:=SUM([.C8:.F8])" office:value-type="float" office:value="54">
            <text:p>5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4">
            <text:p>2014</text:p>
          </table:table-cell>
          <table:table-cell table:style-name="ce32" table:formula="of:=LOOKUP([.B9]-7;[GeburtsZahlen.$C$4:.$Z$4];[GeburtsZahlen.$C$16:.$Z$16])" office:value-type="float" office:value="29">
            <text:p>29</text:p>
          </table:table-cell>
          <table:table-cell table:style-name="ce32" table:formula="of:=[.C8]" office:value-type="float" office:value="15">
            <text:p>15</text:p>
          </table:table-cell>
          <table:table-cell table:style-name="ce32" table:formula="of:=[.D8]" office:value-type="float" office:value="19">
            <text:p>19</text:p>
          </table:table-cell>
          <table:table-cell table:style-name="ce32" table:formula="of:=[.E8]" office:value-type="float" office:value="13">
            <text:p>13</text:p>
          </table:table-cell>
          <table:table-cell table:style-name="ce30" table:formula="of:=[.B9]" office:value-type="float" office:value="2014">
            <text:p>2014</text:p>
          </table:table-cell>
          <table:table-cell table:style-name="ce30" table:formula="of:=SUM([.C9:.D9])" office:value-type="float" office:value="44">
            <text:p>44</text:p>
          </table:table-cell>
          <table:table-cell table:style-name="ce30" table:formula="of:=SUM([.E9:.F9])" office:value-type="float" office:value="32">
            <text:p>32</text:p>
          </table:table-cell>
          <table:table-cell table:style-name="ce30" table:formula="of:=SUM([.C9:.F9])" office:value-type="float" office:value="76">
            <text:p>76</text:p>
          </table:table-cell>
          <table:table-cell table:style-name="ce30" table:number-columns-repeated="1014"/>
        </table:table-row>
        <table:table-row table:style-name="ro10">
          <table:table-cell table:style-name="ce30"/>
          <table:table-cell table:style-name="ce30" office:value-type="float" office:value="2015">
            <text:p>2015</text:p>
          </table:table-cell>
          <table:table-cell table:style-name="ce30" table:formula="of:=LOOKUP([.B10]-7;[GeburtsZahlen.$C$4:.$Z$4];[GeburtsZahlen.$C$16:.$Z$16])" office:value-type="float" office:value="13">
            <text:p>13</text:p>
          </table:table-cell>
          <table:table-cell table:style-name="ce30" table:formula="of:=[.C9]" office:value-type="float" office:value="29">
            <text:p>29</text:p>
          </table:table-cell>
          <table:table-cell table:style-name="ce30" table:formula="of:=[.D9]" office:value-type="float" office:value="15">
            <text:p>15</text:p>
          </table:table-cell>
          <table:table-cell table:style-name="ce30" table:formula="of:=[.E9]" office:value-type="float" office:value="19">
            <text:p>19</text:p>
          </table:table-cell>
          <table:table-cell table:style-name="ce30" table:formula="of:=[.B10]" office:value-type="float" office:value="2015">
            <text:p>2015</text:p>
          </table:table-cell>
          <table:table-cell table:style-name="ce30" table:formula="of:=SUM([.C10:.D10])" office:value-type="float" office:value="42">
            <text:p>42</text:p>
          </table:table-cell>
          <table:table-cell table:style-name="ce30" table:formula="of:=SUM([.E10:.F10])" office:value-type="float" office:value="34">
            <text:p>34</text:p>
          </table:table-cell>
          <table:table-cell table:style-name="ce30" table:formula="of:=SUM([.C10:.F10])" office:value-type="float" office:value="76">
            <text:p>76</text:p>
          </table:table-cell>
          <table:table-cell table:style-name="ce30" table:number-columns-repeated="1014"/>
        </table:table-row>
        <table:table-row table:style-name="ro10">
          <table:table-cell/>
          <table:table-cell table:style-name="ce32" office:value-type="float" office:value="2016">
            <text:p>2016</text:p>
          </table:table-cell>
          <table:table-cell table:style-name="ce30" table:formula="of:=LOOKUP([.B11]-7;[GeburtsZahlen.$C$4:.$Z$4];[GeburtsZahlen.$C$16:.$Z$16])" office:value-type="float" office:value="22">
            <text:p>22</text:p>
          </table:table-cell>
          <table:table-cell table:style-name="ce30" table:formula="of:=[.C10]" office:value-type="float" office:value="13">
            <text:p>13</text:p>
          </table:table-cell>
          <table:table-cell table:style-name="ce30" table:formula="of:=[.D10]" office:value-type="float" office:value="29">
            <text:p>29</text:p>
          </table:table-cell>
          <table:table-cell table:style-name="ce30" table:formula="of:=[.E10]" office:value-type="float" office:value="15">
            <text:p>15</text:p>
          </table:table-cell>
          <table:table-cell table:style-name="ce30" table:formula="of:=[.B11]" office:value-type="float" office:value="2016">
            <text:p>2016</text:p>
          </table:table-cell>
          <table:table-cell table:style-name="ce30" table:formula="of:=SUM([.C11:.D11])" office:value-type="float" office:value="35">
            <text:p>35</text:p>
          </table:table-cell>
          <table:table-cell table:style-name="ce30" table:formula="of:=SUM([.E11:.F11])" office:value-type="float" office:value="44">
            <text:p>44</text:p>
          </table:table-cell>
          <table:table-cell table:style-name="ce30" table:formula="of:=SUM([.C11:.F11])" office:value-type="float" office:value="79">
            <text:p>79</text:p>
          </table:table-cell>
          <table:table-cell table:number-columns-repeated="1014"/>
        </table:table-row>
        <table:table-row table:style-name="ro10">
          <table:table-cell/>
          <table:table-cell table:style-name="ce30" office:value-type="float" office:value="2017">
            <text:p>2017</text:p>
          </table:table-cell>
          <table:table-cell table:style-name="ce30" table:formula="of:=LOOKUP([.B12]-7;[GeburtsZahlen.$C$4:.$Z$4];[GeburtsZahlen.$C$16:.$Z$16])" office:value-type="float" office:value="6">
            <text:p>6</text:p>
          </table:table-cell>
          <table:table-cell table:style-name="ce30" table:formula="of:=[.C11]" office:value-type="float" office:value="22">
            <text:p>22</text:p>
          </table:table-cell>
          <table:table-cell table:style-name="ce30" table:formula="of:=[.D11]" office:value-type="float" office:value="13">
            <text:p>13</text:p>
          </table:table-cell>
          <table:table-cell table:style-name="ce30" table:formula="of:=[.E11]" office:value-type="float" office:value="29">
            <text:p>29</text:p>
          </table:table-cell>
          <table:table-cell table:style-name="ce30" table:formula="of:=[.B12]" office:value-type="float" office:value="2017">
            <text:p>2017</text:p>
          </table:table-cell>
          <table:table-cell table:style-name="ce30" table:formula="of:=SUM([.C12:.D12])" office:value-type="float" office:value="28">
            <text:p>28</text:p>
          </table:table-cell>
          <table:table-cell table:style-name="ce30" table:formula="of:=SUM([.E12:.F12])" office:value-type="float" office:value="42">
            <text:p>42</text:p>
          </table:table-cell>
          <table:table-cell table:style-name="ce30" table:formula="of:=SUM([.C12:.F12])" office:value-type="float" office:value="70">
            <text:p>70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30" table:formula="of:=LOOKUP([.B13]-7;[GeburtsZahlen.$C$4:.$Z$4];[GeburtsZahlen.$C$16:.$Z$16])" office:value-type="float" office:value="0">
            <text:p/>
          </table:table-cell>
          <table:table-cell table:style-name="ce30" table:formula="of:=[.C12]" office:value-type="float" office:value="6">
            <text:p>6</text:p>
          </table:table-cell>
          <table:table-cell table:style-name="ce30" table:formula="of:=[.D12]" office:value-type="float" office:value="22">
            <text:p>22</text:p>
          </table:table-cell>
          <table:table-cell table:style-name="ce30" table:formula="of:=[.E12]" office:value-type="float" office:value="13">
            <text:p>13</text:p>
          </table:table-cell>
          <table:table-cell table:style-name="ce30" table:formula="of:=[.B13]" office:value-type="float" office:value="2018">
            <text:p>2018</text:p>
          </table:table-cell>
          <table:table-cell table:style-name="ce30" table:formula="of:=SUM([.C13:.D13])" office:value-type="float" office:value="6">
            <text:p>6</text:p>
          </table:table-cell>
          <table:table-cell table:style-name="ce30" table:formula="of:=SUM([.E13:.F13])" office:value-type="float" office:value="35">
            <text:p>35</text:p>
          </table:table-cell>
          <table:table-cell table:style-name="ce30" table:formula="of:=SUM([.C13:.F13])" office:value-type="float" office:value="41">
            <text:p>41</text:p>
          </table:table-cell>
          <table:table-cell table:number-columns-repeated="1014"/>
        </table:table-row>
        <table:table-row table:style-name="ro10">
          <table:table-cell>
            <draw:frame table:end-cell-address="Linden.K33" table:end-x="1.852cm" table:end-y="0.368cm" draw:z-index="2" draw:style-name="gr1" svg:width="13.562cm" svg:height="8.928cm" svg:x="0cm" svg:y="0.021cm">
              <draw:object draw:notify-on-update-of-ranges="Linden.G5:Linden.G11 Linden.H4:Linden.H4 Linden.H5:Linden.H11 Linden.I4:Linden.I4 Linden.I5:Linden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20">
          <table:table-cell table:number-columns-repeated="1024"/>
        </table:table-row>
        <table:table-row table:style-name="ro10">
          <table:table-cell>
            <draw:frame table:end-cell-address="Linden.L52" table:end-x="0.088cm" table:end-y="0.117cm" draw:z-index="5" draw:style-name="gr1" svg:width="14.056cm" svg:height="7.763cm" svg:x="0cm" svg:y="0.032cm">
              <draw:object draw:notify-on-update-of-ranges="Linden.G5:Linden.G11 Linden.H4:Linden.H4 Linden.H5:Linden.H11 Linden.I4:Linden.I4 Linden.I5:Linden.I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>
            <draw:frame table:end-cell-address="Linden.K73" table:end-x="2.04cm" table:end-y="0.232cm" draw:z-index="6" draw:style-name="gr1" svg:width="13.75cm" svg:height="9.067cm" svg:x="0cm" svg:y="0.198cm">
              <draw:object draw:notify-on-update-of-ranges="Linden.B5:Linden.B11 Linden.C4:Linden.C4 Linden.C5:Linden.C11 Linden.D4:Linden.D4 Linden.D5:Linden.D11 Linden.E4:Linden.E4 Linden.E5:Linden.E11 Linden.F4:Linden.F4 Linden.F5:Linden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Delve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Einzugsgebiet Delve</text:p>
          </table:table-cell>
          <table:covered-table-cell table:number-columns-repeated="10"/>
        </table:table-row>
        <table:table-row table:style-name="ro10">
          <table:table-cell table:number-columns-repeated="11"/>
        </table:table-row>
        <table:table-row table:style-name="ro10">
          <table:table-cell table:number-columns-repeated="2"/>
          <table:table-cell table:style-name="ce10" office:value-type="string" table:number-columns-spanned="4" table:number-rows-spanned="1">
            <text:p>Klasse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9" office:value-type="string" table:number-columns-spanned="2" table:number-rows-spanned="1">
            <text:p>Szenario1+2, 2+3</text:p>
          </table:table-cell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8" office:value-type="string">
            <text:p>erste</text:p>
          </table:table-cell>
          <table:table-cell table:style-name="ce8" office:value-type="string">
            <text:p>zweite</text:p>
          </table:table-cell>
          <table:table-cell table:style-name="ce8" office:value-type="string">
            <text:p>dritte</text:p>
          </table:table-cell>
          <table:table-cell table:style-name="ce8"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  <table:table-cell/>
        </table:table-row>
        <table:table-row table:style-name="ro10">
          <table:table-cell table:style-name="ce35" office:value-type="string" table:number-columns-spanned="1" table:number-rows-spanned="5">
            <text:p>Schuljahr</text:p>
          </table:table-cell>
          <table:table-cell table:style-name="ce8" office:value-type="float" office:value="2010">
            <text:p>201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4">
            <office:annotation office:display="true" draw:style-name="gr2" draw:text-style-name="P1" svg:width="3.661cm" svg:height="0.991cm" svg:x="5.216cm" svg:y="3.287cm" draw:caption-point-x="-0.61cm" draw:caption-point-y="-0.874cm">
              <dc:creator>BDF</dc:creator>
              <dc:date>2010-08-13T00:00:00</dc:date>
              <text:p text:style-name="P1"><text:span text:style-name="T1">Zahlen müssen korrigiert werden!</text:span></text:p>
            </office:annotation>
            <text:p>14</text:p>
          </table:table-cell>
          <table:table-cell table:formula="of:=[.B5]" office:value-type="float" office:value="2010">
            <text:p>2010</text:p>
          </table:table-cell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1">
            <text:p>2011</text:p>
          </table:table-cell>
          <table:table-cell table:style-name="ce8" table:formula="of:=LOOKUP([.B6]-7;[GeburtsZahlen.$C$4:.$Z$4];[GeburtsZahlen.$C$17:.$Z$17])" office:value-type="float" office:value="11">
            <text:p>11</text:p>
          </table:table-cell>
          <table:table-cell table:style-name="ce8" table:formula="of:=[.C5]" office:value-type="float" office:value="7">
            <text:p>7</text:p>
          </table:table-cell>
          <table:table-cell table:style-name="ce8" table:formula="of:=[.D5]" office:value-type="float" office:value="7">
            <text:p>7</text:p>
          </table:table-cell>
          <table:table-cell table:style-name="ce8" table:formula="of:=[.E5]" office:value-type="float" office:value="7">
            <text:p>7</text:p>
          </table:table-cell>
          <table:table-cell table:formula="of:=[.B6]" office:value-type="float" office:value="2011">
            <text:p>2011</text:p>
          </table:table-cell>
          <table:table-cell table:formula="of:=SUM([.C6:.D6])" office:value-type="float" office:value="18">
            <text:p>18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32">
            <text:p>32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2">
            <text:p>2012</text:p>
          </table:table-cell>
          <table:table-cell table:style-name="ce8" table:formula="of:=LOOKUP([.B7]-7;[GeburtsZahlen.$C$4:.$Z$4];[GeburtsZahlen.$C$17:.$Z$17])" office:value-type="float" office:value="5">
            <text:p>5</text:p>
          </table:table-cell>
          <table:table-cell table:style-name="ce8" table:formula="of:=[.C6]" office:value-type="float" office:value="11">
            <text:p>11</text:p>
          </table:table-cell>
          <table:table-cell table:style-name="ce8" table:formula="of:=[.D6]" office:value-type="float" office:value="7">
            <text:p>7</text:p>
          </table:table-cell>
          <table:table-cell table:style-name="ce8" table:formula="of:=[.E6]" office:value-type="float" office:value="7">
            <text:p>7</text:p>
          </table:table-cell>
          <table:table-cell table:formula="of:=[.B7]" office:value-type="float" office:value="2012">
            <text:p>2012</text:p>
          </table:table-cell>
          <table:table-cell table:formula="of:=SUM([.C7:.D7])" office:value-type="float" office:value="16">
            <text:p>16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30">
            <text:p>30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3">
            <text:p>2013</text:p>
          </table:table-cell>
          <table:table-cell table:style-name="ce8" table:formula="of:=LOOKUP([.B8]-7;[GeburtsZahlen.$C$4:.$Z$4];[GeburtsZahlen.$C$17:.$Z$17])" office:value-type="float" office:value="10">
            <text:p>10</text:p>
          </table:table-cell>
          <table:table-cell table:style-name="ce8" table:formula="of:=[.C7]" office:value-type="float" office:value="5">
            <text:p>5</text:p>
          </table:table-cell>
          <table:table-cell table:style-name="ce8" table:formula="of:=[.D7]" office:value-type="float" office:value="11">
            <text:p>11</text:p>
          </table:table-cell>
          <table:table-cell table:style-name="ce8" table:formula="of:=[.E7]" office:value-type="float" office:value="7">
            <text:p>7</text:p>
          </table:table-cell>
          <table:table-cell table:formula="of:=[.B8]" office:value-type="float" office:value="2013">
            <text:p>2013</text:p>
          </table:table-cell>
          <table:table-cell table:formula="of:=SUM([.C8:.D8])" office:value-type="float" office:value="15">
            <text:p>15</text:p>
          </table:table-cell>
          <table:table-cell table:formula="of:=SUM([.E8:.F8])" office:value-type="float" office:value="18">
            <text:p>18</text:p>
          </table:table-cell>
          <table:table-cell table:formula="of:=SUM([.C8:.F8])" office:value-type="float" office:value="33">
            <text:p>33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4">
            <text:p>2014</text:p>
          </table:table-cell>
          <table:table-cell table:style-name="ce8" table:formula="of:=LOOKUP([.B9]-7;[GeburtsZahlen.$C$4:.$Z$4];[GeburtsZahlen.$C$17:.$Z$17])" office:value-type="float" office:value="11">
            <text:p>11</text:p>
          </table:table-cell>
          <table:table-cell table:style-name="ce8" table:formula="of:=[.C8]" office:value-type="float" office:value="10">
            <text:p>10</text:p>
          </table:table-cell>
          <table:table-cell table:style-name="ce8" table:formula="of:=[.D8]" office:value-type="float" office:value="5">
            <text:p>5</text:p>
          </table:table-cell>
          <table:table-cell table:style-name="ce8" table:formula="of:=[.E8]" office:value-type="float" office:value="11">
            <text:p>11</text:p>
          </table:table-cell>
          <table:table-cell table:formula="of:=[.B9]" office:value-type="float" office:value="2014">
            <text:p>2014</text:p>
          </table:table-cell>
          <table:table-cell table:formula="of:=SUM([.C9:.D9])" office:value-type="float" office:value="21">
            <text:p>21</text:p>
          </table:table-cell>
          <table:table-cell table:formula="of:=SUM([.E9:.F9])" office:value-type="float" office:value="16">
            <text:p>16</text:p>
          </table:table-cell>
          <table:table-cell table:formula="of:=SUM([.C9:.F9])" office:value-type="float" office:value="37">
            <text:p>37</text:p>
          </table:table-cell>
          <table:table-cell/>
        </table:table-row>
        <table:table-row table:style-name="ro10">
          <table:table-cell/>
          <table:table-cell office:value-type="float" office:value="2015">
            <text:p>2015</text:p>
          </table:table-cell>
          <table:table-cell table:style-name="ce8" table:formula="of:=LOOKUP([.B10]-7;[GeburtsZahlen.$C$4:.$Z$4];[GeburtsZahlen.$C$17:.$Z$17])" office:value-type="float" office:value="7">
            <text:p>7</text:p>
          </table:table-cell>
          <table:table-cell table:style-name="ce8" table:formula="of:=[.C9]" office:value-type="float" office:value="11">
            <text:p>11</text:p>
          </table:table-cell>
          <table:table-cell table:style-name="ce8" table:formula="of:=[.D9]" office:value-type="float" office:value="10">
            <text:p>10</text:p>
          </table:table-cell>
          <table:table-cell table:style-name="ce8" table:formula="of:=[.E9]" office:value-type="float" office:value="5">
            <text:p>5</text:p>
          </table:table-cell>
          <table:table-cell table:formula="of:=[.B10]" office:value-type="float" office:value="2015">
            <text:p>2015</text:p>
          </table:table-cell>
          <table:table-cell table:formula="of:=SUM([.C10:.D10])" office:value-type="float" office:value="18">
            <text:p>18</text:p>
          </table:table-cell>
          <table:table-cell table:formula="of:=SUM([.E10:.F10])" office:value-type="float" office:value="15">
            <text:p>15</text:p>
          </table:table-cell>
          <table:table-cell table:formula="of:=SUM([.C10:.F10])" office:value-type="float" office:value="33">
            <text:p>33</text:p>
          </table:table-cell>
          <table:table-cell/>
        </table:table-row>
        <table:table-row table:style-name="ro10">
          <table:table-cell/>
          <table:table-cell table:style-name="ce8" office:value-type="float" office:value="2016">
            <text:p>2016</text:p>
          </table:table-cell>
          <table:table-cell table:style-name="ce8" table:formula="of:=LOOKUP([.B11]-7;[GeburtsZahlen.$C$4:.$Z$4];[GeburtsZahlen.$C$17:.$Z$17])" office:value-type="float" office:value="9">
            <text:p>9</text:p>
          </table:table-cell>
          <table:table-cell table:style-name="ce8" table:formula="of:=[.C10]" office:value-type="float" office:value="7">
            <text:p>7</text:p>
          </table:table-cell>
          <table:table-cell table:style-name="ce8" table:formula="of:=[.D10]" office:value-type="float" office:value="11">
            <text:p>11</text:p>
          </table:table-cell>
          <table:table-cell table:style-name="ce8" table:formula="of:=[.E10]" office:value-type="float" office:value="10">
            <text:p>10</text:p>
          </table:table-cell>
          <table:table-cell table:formula="of:=[.B11]" office:value-type="float" office:value="2016">
            <text:p>2016</text:p>
          </table:table-cell>
          <table:table-cell table:formula="of:=SUM([.C11:.D11])" office:value-type="float" office:value="16">
            <text:p>16</text:p>
          </table:table-cell>
          <table:table-cell table:formula="of:=SUM([.E11:.F11])" office:value-type="float" office:value="21">
            <text:p>21</text:p>
          </table:table-cell>
          <table:table-cell table:formula="of:=SUM([.C11:.F11])" office:value-type="float" office:value="37">
            <text:p>37</text:p>
          </table:table-cell>
          <table:table-cell/>
        </table:table-row>
        <table:table-row table:style-name="ro10">
          <table:table-cell/>
          <table:table-cell office:value-type="float" office:value="2017">
            <text:p>2017</text:p>
          </table:table-cell>
          <table:table-cell table:style-name="ce8" table:formula="of:=LOOKUP([.B12]-7;[GeburtsZahlen.$C$4:.$Z$4];[GeburtsZahlen.$C$17:.$Z$17])" office:value-type="float" office:value="4">
            <text:p>4</text:p>
          </table:table-cell>
          <table:table-cell table:style-name="ce8" table:formula="of:=[.C11]" office:value-type="float" office:value="9">
            <text:p>9</text:p>
          </table:table-cell>
          <table:table-cell table:style-name="ce8" table:formula="of:=[.D11]" office:value-type="float" office:value="7">
            <text:p>7</text:p>
          </table:table-cell>
          <table:table-cell table:style-name="ce8" table:formula="of:=[.E11]" office:value-type="float" office:value="11">
            <text:p>11</text:p>
          </table:table-cell>
          <table:table-cell table:formula="of:=[.B12]" office:value-type="float" office:value="2017">
            <text:p>2017</text:p>
          </table:table-cell>
          <table:table-cell table:formula="of:=SUM([.C12:.D12])" office:value-type="float" office:value="13">
            <text:p>13</text:p>
          </table:table-cell>
          <table:table-cell table:formula="of:=SUM([.E12:.F12])" office:value-type="float" office:value="18">
            <text:p>18</text:p>
          </table:table-cell>
          <table:table-cell table:formula="of:=SUM([.C12:.F12])" office:value-type="float" office:value="31">
            <text:p>31</text:p>
          </table:table-cell>
          <table:table-cell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8" table:formula="of:=LOOKUP([.B13]-7;[GeburtsZahlen.$C$4:.$Z$4];[GeburtsZahlen.$C$17:.$Z$17])" office:value-type="float" office:value="0">
            <text:p/>
          </table:table-cell>
          <table:table-cell table:style-name="ce8" table:formula="of:=[.C12]" office:value-type="float" office:value="4">
            <text:p>4</text:p>
          </table:table-cell>
          <table:table-cell table:style-name="ce8" table:formula="of:=[.D12]" office:value-type="float" office:value="9">
            <text:p>9</text:p>
          </table:table-cell>
          <table:table-cell table:style-name="ce8" table:formula="of:=[.E12]" office:value-type="float" office:value="7">
            <text:p>7</text:p>
          </table:table-cell>
          <table:table-cell table:formula="of:=[.B13]" office:value-type="float" office:value="2018">
            <text:p>2018</text:p>
          </table:table-cell>
          <table:table-cell table:formula="of:=SUM([.C13:.D13])" office:value-type="float" office:value="4">
            <text:p>4</text:p>
          </table:table-cell>
          <table:table-cell table:formula="of:=SUM([.E13:.F13])" office:value-type="float" office:value="16">
            <text:p>16</text:p>
          </table:table-cell>
          <table:table-cell table:formula="of:=SUM([.C13:.F13])" office:value-type="float" office:value="20">
            <text:p>20</text:p>
          </table:table-cell>
          <table:table-cell/>
        </table:table-row>
        <table:table-row table:style-name="ro10">
          <table:table-cell/>
          <table:table-cell>
            <draw:frame table:end-cell-address="Delve.L33" table:end-x="0.918cm" table:end-y="0.424cm" draw:z-index="0" draw:style-name="gr1" svg:width="13.028cm" svg:height="8.928cm" svg:x="0.114cm" svg:y="0.077cm">
              <draw:object draw:notify-on-update-of-ranges="Delve.G5:Delve.G11 Delve.H4:Delve.H4 Delve.H5:Delve.H11 Delve.I4:Delve.I4 Delve.I5:Delve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19">
          <table:table-cell table:number-columns-repeated="11"/>
        </table:table-row>
        <table:table-row table:style-name="ro10">
          <table:table-cell>
            <draw:frame table:end-cell-address="Delve.L55" table:end-x="1.141cm" table:end-y="0.127cm" draw:z-index="2" draw:style-name="gr1" svg:width="14.115cm" svg:height="9.39cm" svg:x="0cm" svg:y="0.221cm">
              <draw:object draw:notify-on-update-of-ranges="Delve.G5:Delve.G11 Delve.H4:Delve.H4 Delve.H5:Delve.H11 Delve.I4:Delve.I4 Delve.I5:Delve.I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0" table:number-rows-repeated="19">
          <table:table-cell table:number-columns-repeated="11"/>
        </table:table-row>
        <table:table-row table:style-name="ro10">
          <table:table-cell>
            <draw:frame table:end-cell-address="Delve.L78" table:end-x="1.336cm" table:end-y="0.374cm" draw:z-index="3" draw:style-name="gr1" svg:width="14.31cm" svg:height="10.926cm" svg:x="0cm" svg:y="0.287cm">
              <draw:object draw:notify-on-update-of-ranges="Delve.B5:Delve.B11 Delve.C4:Delve.C4 Delve.C5:Delve.C11 Delve.D4:Delve.D4 Delve.D5:Delve.D11 Delve.E4:Delve.E4 Delve.E5:Delve.E11 Delve.F4:Delve.F4 Delve.F5:Delve.F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</table:table>
      <table:table table:name="nurLinden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1014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Linden</text:p>
          </table:table-cell>
          <table:covered-table-cell table:number-columns-repeated="10"/>
          <table:table-cell table:number-columns-repeated="1013"/>
        </table:table-row>
        <table:table-row table:style-name="ro16">
          <table:table-cell table:style-name="ce29" table:number-columns-repeated="1024"/>
        </table:table-row>
        <table:table-row table:style-name="ro10">
          <table:table-cell table:style-name="ce30" table:number-columns-repeated="2"/>
          <table:table-cell table:style-name="ce33" office:value-type="string" table:number-columns-spanned="4" table:number-rows-spanned="1">
            <text:p>Klasse</text:p>
          </table:table-cell>
          <table:covered-table-cell table:style-name="ce32"/>
          <table:covered-table-cell table:style-name="ce32"/>
          <table:covered-table-cell table:style-name="ce32"/>
          <table:table-cell table:style-name="ce30"/>
          <table:table-cell table:style-name="ce34" office:value-type="string" table:number-columns-spanned="2" table:number-rows-spanned="1">
            <text:p>Szenario1+2, 2+3</text:p>
          </table:table-cell>
          <table:covered-table-cell table:style-name="ce30"/>
          <table:table-cell table:style-name="ce30" table:number-columns-repeated="1015"/>
        </table:table-row>
        <table:table-row table:style-name="ro10">
          <table:table-cell table:style-name="ce30"/>
          <table:table-cell table:style-name="ce30"/>
          <table:table-cell table:style-name="ce32" office:value-type="string">
            <text:p>erste</text:p>
          </table:table-cell>
          <table:table-cell table:style-name="ce32" office:value-type="string">
            <text:p>zweite</text:p>
          </table:table-cell>
          <table:table-cell table:style-name="ce32" office:value-type="string">
            <text:p>dritte</text:p>
          </table:table-cell>
          <table:table-cell table:style-name="ce32" office:value-type="string">
            <text:p>vierte</text:p>
          </table:table-cell>
          <table:table-cell table:style-name="ce30"/>
          <table:table-cell table:style-name="ce30" office:value-type="string">
            <text:p>1. und 2.</text:p>
          </table:table-cell>
          <table:table-cell table:style-name="ce30" office:value-type="string">
            <text:p>3. und 4.</text:p>
          </table:table-cell>
          <table:table-cell table:style-name="ce30" office:value-type="string">
            <text:p>Schülerzahlen</text:p>
          </table:table-cell>
          <table:table-cell table:style-name="ce30" table:number-columns-repeated="1014"/>
        </table:table-row>
        <table:table-row table:style-name="ro10">
          <table:table-cell table:style-name="ce31" office:value-type="string" table:number-columns-spanned="1" table:number-rows-spanned="5">
            <text:p>Schuljahr</text:p>
          </table:table-cell>
          <table:table-cell table:style-name="ce32" office:value-type="float" office:value="2010">
            <text:p>2010</text:p>
          </table:table-cell>
          <table:table-cell table:style-name="ce32" office:value-type="float" office:value="7">
            <office:annotation draw:style-name="gr2" draw:text-style-name="P1" svg:width="2.895cm" svg:height="3.361cm" svg:x="3.128cm" svg:y="2.866cm" draw:caption-point-x="-0.61cm" draw:caption-point-y="-0.537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table:style-name="ce32" office:value-type="float" office:value="8">
            <office:annotation draw:style-name="gr2" draw:text-style-name="P1" svg:width="3.978cm" svg:height="3.361cm" svg:x="3.824cm" svg:y="2.866cm" draw:caption-point-x="-0.61cm" draw:caption-point-y="-0.537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table:style-name="ce32" office:value-type="float" office:value="9">
            <office:annotation draw:style-name="gr2" draw:text-style-name="P1" svg:width="3.609cm" svg:height="3.756cm" svg:x="4.52cm" svg:y="2.866cm" draw:caption-point-x="-0.61cm" draw:caption-point-y="-0.537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table:style-name="ce32" office:value-type="float" office:value="6">
            <office:annotation draw:style-name="gr2" draw:text-style-name="P1" svg:width="6.214cm" svg:height="2.571cm" svg:x="5.216cm" svg:y="2.866cm" draw:caption-point-x="-0.61cm" draw:caption-point-y="-0.537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 table:style-name="ce30" table:formula="of:=[.B5]" office:value-type="float" office:value="2010">
            <text:p>2010</text:p>
          </table:table-cell>
          <table:table-cell table:style-name="ce30" table:formula="of:=SUM([.C5:.D5])" office:value-type="float" office:value="15">
            <text:p>15</text:p>
          </table:table-cell>
          <table:table-cell table:style-name="ce30" table:formula="of:=SUM([.E5:.F5])" office:value-type="float" office:value="15">
            <text:p>15</text:p>
          </table:table-cell>
          <table:table-cell table:style-name="ce30" table:formula="of:=SUM([.C5:.F5])" office:value-type="float" office:value="30">
            <text:p>30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1">
            <text:p>2011</text:p>
          </table:table-cell>
          <table:table-cell table:style-name="ce32" table:formula="of:=LOOKUP([.B6]-7;[GeburtsZahlen.$C$4:.$Z$4];[GeburtsZahlen.$C$7:.$Z$7])" office:value-type="float" office:value="9">
            <text:p>9</text:p>
          </table:table-cell>
          <table:table-cell table:style-name="ce32" table:formula="of:=[.C5]" office:value-type="float" office:value="7">
            <text:p>7</text:p>
          </table:table-cell>
          <table:table-cell table:style-name="ce32" table:formula="of:=[.D5]" office:value-type="float" office:value="8">
            <text:p>8</text:p>
          </table:table-cell>
          <table:table-cell table:style-name="ce32" table:formula="of:=[.E5]" office:value-type="float" office:value="9">
            <text:p>9</text:p>
          </table:table-cell>
          <table:table-cell table:style-name="ce30" table:formula="of:=[.B6]" office:value-type="float" office:value="2011">
            <text:p>2011</text:p>
          </table:table-cell>
          <table:table-cell table:style-name="ce30" table:formula="of:=SUM([.C6:.D6])" office:value-type="float" office:value="16">
            <text:p>16</text:p>
          </table:table-cell>
          <table:table-cell table:style-name="ce30" table:formula="of:=SUM([.E6:.F6])" office:value-type="float" office:value="17">
            <text:p>17</text:p>
          </table:table-cell>
          <table:table-cell table:style-name="ce30" table:formula="of:=SUM([.C6:.F6])" office:value-type="float" office:value="33">
            <text:p>33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2">
            <text:p>2012</text:p>
          </table:table-cell>
          <table:table-cell table:style-name="ce32" table:formula="of:=LOOKUP([.B7]-7;[GeburtsZahlen.$C$4:.$Z$4];[GeburtsZahlen.$C$7:.$Z$7])" office:value-type="float" office:value="10">
            <text:p>10</text:p>
          </table:table-cell>
          <table:table-cell table:style-name="ce32" table:formula="of:=[.C6]" office:value-type="float" office:value="9">
            <text:p>9</text:p>
          </table:table-cell>
          <table:table-cell table:style-name="ce32" table:formula="of:=[.D6]" office:value-type="float" office:value="7">
            <text:p>7</text:p>
          </table:table-cell>
          <table:table-cell table:style-name="ce32" table:formula="of:=[.E6]" office:value-type="float" office:value="8">
            <text:p>8</text:p>
          </table:table-cell>
          <table:table-cell table:style-name="ce30" table:formula="of:=[.B7]" office:value-type="float" office:value="2012">
            <text:p>2012</text:p>
          </table:table-cell>
          <table:table-cell table:style-name="ce30" table:formula="of:=SUM([.C7:.D7])" office:value-type="float" office:value="19">
            <text:p>19</text:p>
          </table:table-cell>
          <table:table-cell table:style-name="ce30" table:formula="of:=SUM([.E7:.F7])" office:value-type="float" office:value="15">
            <text:p>15</text:p>
          </table:table-cell>
          <table:table-cell table:style-name="ce30" table:formula="of:=SUM([.C7:.F7])" office:value-type="float" office:value="34">
            <text:p>3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3">
            <text:p>2013</text:p>
          </table:table-cell>
          <table:table-cell table:style-name="ce32" table:formula="of:=LOOKUP([.B8]-7;[GeburtsZahlen.$C$4:.$Z$4];[GeburtsZahlen.$C$7:.$Z$7])" office:value-type="float" office:value="8">
            <text:p>8</text:p>
          </table:table-cell>
          <table:table-cell table:style-name="ce32" table:formula="of:=[.C7]" office:value-type="float" office:value="10">
            <text:p>10</text:p>
          </table:table-cell>
          <table:table-cell table:style-name="ce32" table:formula="of:=[.D7]" office:value-type="float" office:value="9">
            <text:p>9</text:p>
          </table:table-cell>
          <table:table-cell table:style-name="ce32" table:formula="of:=[.E7]" office:value-type="float" office:value="7">
            <text:p>7</text:p>
          </table:table-cell>
          <table:table-cell table:style-name="ce30" table:formula="of:=[.B8]" office:value-type="float" office:value="2013">
            <text:p>2013</text:p>
          </table:table-cell>
          <table:table-cell table:style-name="ce30" table:formula="of:=SUM([.C8:.D8])" office:value-type="float" office:value="18">
            <text:p>18</text:p>
          </table:table-cell>
          <table:table-cell table:style-name="ce30" table:formula="of:=SUM([.E8:.F8])" office:value-type="float" office:value="16">
            <text:p>16</text:p>
          </table:table-cell>
          <table:table-cell table:style-name="ce30" table:formula="of:=SUM([.C8:.F8])" office:value-type="float" office:value="34">
            <text:p>34</text:p>
          </table:table-cell>
          <table:table-cell table:style-name="ce30" table:number-columns-repeated="1014"/>
        </table:table-row>
        <table:table-row table:style-name="ro10">
          <table:covered-table-cell table:style-name="ce32"/>
          <table:table-cell table:style-name="ce32" office:value-type="float" office:value="2014">
            <text:p>2014</text:p>
          </table:table-cell>
          <table:table-cell table:style-name="ce32" table:formula="of:=LOOKUP([.B9]-7;[GeburtsZahlen.$C$4:.$Z$4];[GeburtsZahlen.$C$7:.$Z$7])" office:value-type="float" office:value="13">
            <text:p>13</text:p>
          </table:table-cell>
          <table:table-cell table:style-name="ce32" table:formula="of:=[.C8]" office:value-type="float" office:value="8">
            <text:p>8</text:p>
          </table:table-cell>
          <table:table-cell table:style-name="ce32" table:formula="of:=[.D8]" office:value-type="float" office:value="10">
            <text:p>10</text:p>
          </table:table-cell>
          <table:table-cell table:style-name="ce32" table:formula="of:=[.E8]" office:value-type="float" office:value="9">
            <text:p>9</text:p>
          </table:table-cell>
          <table:table-cell table:style-name="ce30" table:formula="of:=[.B9]" office:value-type="float" office:value="2014">
            <text:p>2014</text:p>
          </table:table-cell>
          <table:table-cell table:style-name="ce30" table:formula="of:=SUM([.C9:.D9])" office:value-type="float" office:value="21">
            <text:p>21</text:p>
          </table:table-cell>
          <table:table-cell table:style-name="ce30" table:formula="of:=SUM([.E9:.F9])" office:value-type="float" office:value="19">
            <text:p>19</text:p>
          </table:table-cell>
          <table:table-cell table:style-name="ce30" table:formula="of:=SUM([.C9:.F9])" office:value-type="float" office:value="40">
            <text:p>40</text:p>
          </table:table-cell>
          <table:table-cell table:style-name="ce30" table:number-columns-repeated="1014"/>
        </table:table-row>
        <table:table-row table:style-name="ro10">
          <table:table-cell table:style-name="ce30"/>
          <table:table-cell table:style-name="ce30" office:value-type="float" office:value="2015">
            <text:p>2015</text:p>
          </table:table-cell>
          <table:table-cell table:style-name="ce32" table:formula="of:=LOOKUP([.B10]-7;[GeburtsZahlen.$C$4:.$Z$4];[GeburtsZahlen.$C$7:.$Z$7])" office:value-type="float" office:value="8">
            <text:p>8</text:p>
          </table:table-cell>
          <table:table-cell table:style-name="ce30" table:formula="of:=[.C9]" office:value-type="float" office:value="13">
            <text:p>13</text:p>
          </table:table-cell>
          <table:table-cell table:style-name="ce30" table:formula="of:=[.D9]" office:value-type="float" office:value="8">
            <text:p>8</text:p>
          </table:table-cell>
          <table:table-cell table:style-name="ce30" table:formula="of:=[.E9]" office:value-type="float" office:value="10">
            <text:p>10</text:p>
          </table:table-cell>
          <table:table-cell table:style-name="ce30" table:formula="of:=[.B10]" office:value-type="float" office:value="2015">
            <text:p>2015</text:p>
          </table:table-cell>
          <table:table-cell table:style-name="ce30" table:formula="of:=SUM([.C10:.D10])" office:value-type="float" office:value="21">
            <text:p>21</text:p>
          </table:table-cell>
          <table:table-cell table:style-name="ce30" table:formula="of:=SUM([.E10:.F10])" office:value-type="float" office:value="18">
            <text:p>18</text:p>
          </table:table-cell>
          <table:table-cell table:style-name="ce30" table:formula="of:=SUM([.C10:.F10])" office:value-type="float" office:value="39">
            <text:p>39</text:p>
          </table:table-cell>
          <table:table-cell table:style-name="ce30" table:number-columns-repeated="1014"/>
        </table:table-row>
        <table:table-row table:style-name="ro10">
          <table:table-cell/>
          <table:table-cell table:style-name="ce32" office:value-type="float" office:value="2016">
            <text:p>2016</text:p>
          </table:table-cell>
          <table:table-cell table:style-name="ce32" table:formula="of:=LOOKUP([.B11]-7;[GeburtsZahlen.$C$4:.$Z$4];[GeburtsZahlen.$C$7:.$Z$7])" office:value-type="float" office:value="11">
            <text:p>11</text:p>
          </table:table-cell>
          <table:table-cell table:style-name="ce30" table:formula="of:=[.C10]" office:value-type="float" office:value="8">
            <text:p>8</text:p>
          </table:table-cell>
          <table:table-cell table:style-name="ce30" table:formula="of:=[.D10]" office:value-type="float" office:value="13">
            <text:p>13</text:p>
          </table:table-cell>
          <table:table-cell table:style-name="ce30" table:formula="of:=[.E10]" office:value-type="float" office:value="8">
            <text:p>8</text:p>
          </table:table-cell>
          <table:table-cell table:style-name="ce30" table:formula="of:=[.B11]" office:value-type="float" office:value="2016">
            <text:p>2016</text:p>
          </table:table-cell>
          <table:table-cell table:style-name="ce30" table:formula="of:=SUM([.C11:.D11])" office:value-type="float" office:value="19">
            <text:p>19</text:p>
          </table:table-cell>
          <table:table-cell table:style-name="ce30" table:formula="of:=SUM([.E11:.F11])" office:value-type="float" office:value="21">
            <text:p>21</text:p>
          </table:table-cell>
          <table:table-cell table:style-name="ce30" table:formula="of:=SUM([.C11:.F11])" office:value-type="float" office:value="40">
            <text:p>40</text:p>
          </table:table-cell>
          <table:table-cell table:number-columns-repeated="1014"/>
        </table:table-row>
        <table:table-row table:style-name="ro10">
          <table:table-cell/>
          <table:table-cell table:style-name="ce30" office:value-type="float" office:value="2017">
            <text:p>2017</text:p>
          </table:table-cell>
          <table:table-cell table:style-name="ce32" table:formula="of:=LOOKUP([.B12]-7;[GeburtsZahlen.$C$4:.$Z$4];[GeburtsZahlen.$C$7:.$Z$7])" office:value-type="float" office:value="3">
            <text:p>3</text:p>
          </table:table-cell>
          <table:table-cell table:style-name="ce30" table:formula="of:=[.C11]" office:value-type="float" office:value="11">
            <text:p>11</text:p>
          </table:table-cell>
          <table:table-cell table:style-name="ce30" table:formula="of:=[.D11]" office:value-type="float" office:value="8">
            <text:p>8</text:p>
          </table:table-cell>
          <table:table-cell table:style-name="ce30" table:formula="of:=[.E11]" office:value-type="float" office:value="13">
            <text:p>13</text:p>
          </table:table-cell>
          <table:table-cell table:style-name="ce30" table:formula="of:=[.B12]" office:value-type="float" office:value="2017">
            <text:p>2017</text:p>
          </table:table-cell>
          <table:table-cell table:style-name="ce30" table:formula="of:=SUM([.C12:.D12])" office:value-type="float" office:value="14">
            <text:p>14</text:p>
          </table:table-cell>
          <table:table-cell table:style-name="ce30" table:formula="of:=SUM([.E12:.F12])" office:value-type="float" office:value="21">
            <text:p>21</text:p>
          </table:table-cell>
          <table:table-cell table:style-name="ce30" table:formula="of:=SUM([.C12:.F12])" office:value-type="float" office:value="35">
            <text:p>35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32" table:formula="of:=LOOKUP([.B13]-7;[GeburtsZahlen.$C$4:.$Z$4];[GeburtsZahlen.$C$7:.$Z$7])" office:value-type="float" office:value="0">
            <text:p/>
          </table:table-cell>
          <table:table-cell table:style-name="ce30" table:formula="of:=[.C12]" office:value-type="float" office:value="3">
            <text:p>3</text:p>
          </table:table-cell>
          <table:table-cell table:style-name="ce30" table:formula="of:=[.D12]" office:value-type="float" office:value="11">
            <text:p>11</text:p>
          </table:table-cell>
          <table:table-cell table:style-name="ce30" table:formula="of:=[.E12]" office:value-type="float" office:value="8">
            <text:p>8</text:p>
          </table:table-cell>
          <table:table-cell table:style-name="ce30" table:formula="of:=[.B13]" office:value-type="float" office:value="2018">
            <text:p>2018</text:p>
          </table:table-cell>
          <table:table-cell table:style-name="ce30" table:formula="of:=SUM([.C13:.D13])" office:value-type="float" office:value="3">
            <text:p>3</text:p>
          </table:table-cell>
          <table:table-cell table:style-name="ce30" table:formula="of:=SUM([.E13:.F13])" office:value-type="float" office:value="19">
            <text:p>19</text:p>
          </table:table-cell>
          <table:table-cell table:style-name="ce30" table:formula="of:=SUM([.C13:.F13])" office:value-type="float" office:value="22">
            <text:p>22</text:p>
          </table:table-cell>
          <table:table-cell table:number-columns-repeated="1014"/>
        </table:table-row>
        <table:table-row table:style-name="ro10">
          <table:table-cell>
            <draw:frame table:end-cell-address="nurLinden.K33" table:end-x="1.852cm" table:end-y="0.368cm" draw:z-index="4" draw:style-name="gr1" svg:width="13.562cm" svg:height="8.928cm" svg:x="0cm" svg:y="0.021cm">
              <draw:object draw:notify-on-update-of-ranges="nurLinden.G5:nurLinden.G11 nurLinden.H4:nurLinden.H4 nurLinden.H5:nurLinden.H11 nurLinden.I4:nurLinden.I4 nurLinden.I5:nurLinden.I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9">
          <table:table-cell table:number-columns-repeated="1024"/>
        </table:table-row>
        <table:table-row table:style-name="ro10">
          <table:table-cell>
            <draw:frame table:end-cell-address="nurLinden.K52" table:end-x="2.151cm" table:end-y="0.117cm" draw:z-index="5" draw:style-name="gr1" svg:width="13.861cm" svg:height="8.109cm" svg:x="0cm" svg:y="0.138cm">
              <draw:object draw:notify-on-update-of-ranges="nurLinden.G5:nurLinden.G11 nurLinden.H4:nurLinden.H4 nurLinden.H5:nurLinden.H11 nurLinden.I4:nurLinden.I4 nurLinden.I5:nurLinden.I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0" table:number-rows-repeated="18">
          <table:table-cell table:number-columns-repeated="1024"/>
        </table:table-row>
        <table:table-row table:style-name="ro10">
          <table:table-cell>
            <draw:frame table:end-cell-address="nurLinden.K69" table:end-x="2.068cm" table:end-y="0.443cm" draw:z-index="6" draw:style-name="gr1" svg:width="13.778cm" svg:height="7.657cm" svg:x="0cm" svg:y="0.012cm">
              <draw:object draw:notify-on-update-of-ranges="nurLinden.B5:nurLinden.B11 nurLinden.C4:nurLinden.C4 nurLinden.C5:nurLinden.C11 nurLinden.D4:nurLinden.D4 nurLinden.D5:nurLinden.D11 nurLinden.E4:nurLinden.E4 nurLinden.E5:nurLinden.E11 nurLinden.F4:nurLinden.F4 nurLinden.F5:nurLinden.F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</table:table>
      <table:table table:name="nurDelve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row table:style-name="ro15">
          <table:table-cell table:style-name="ce28" office:value-type="string" table:number-columns-spanned="11" table:number-rows-spanned="1">
            <text:p>Erwartete Schülerzahlen anhand der Geburtenzahlen für Delve</text:p>
          </table:table-cell>
          <table:covered-table-cell table:number-columns-repeated="10"/>
        </table:table-row>
        <table:table-row table:style-name="ro10">
          <table:table-cell table:number-columns-repeated="11"/>
        </table:table-row>
        <table:table-row table:style-name="ro10">
          <table:table-cell table:number-columns-repeated="2"/>
          <table:table-cell table:style-name="ce10" office:value-type="string" table:number-columns-spanned="4" table:number-rows-spanned="1">
            <text:p>Klasse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9" office:value-type="string" table:number-columns-spanned="2" table:number-rows-spanned="1">
            <text:p>Szenario1+2, 2+3</text:p>
          </table:table-cell>
          <table:covered-table-cell/>
          <table:table-cell table:number-columns-repeated="2"/>
        </table:table-row>
        <table:table-row table:style-name="ro10">
          <table:table-cell/>
          <table:table-cell/>
          <table:table-cell table:style-name="ce8" office:value-type="string">
            <text:p>erste</text:p>
          </table:table-cell>
          <table:table-cell table:style-name="ce8" office:value-type="string">
            <text:p>zweite</text:p>
          </table:table-cell>
          <table:table-cell table:style-name="ce8" office:value-type="string">
            <text:p>dritte</text:p>
          </table:table-cell>
          <table:table-cell table:style-name="ce8"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  <table:table-cell/>
        </table:table-row>
        <table:table-row table:style-name="ro10">
          <table:table-cell table:style-name="ce35" office:value-type="string" table:number-columns-spanned="1" table:number-rows-spanned="5">
            <text:p>Schuljahr</text:p>
          </table:table-cell>
          <table:table-cell table:style-name="ce8" office:value-type="float" office:value="2010">
            <text:p>2010</text:p>
          </table:table-cell>
          <table:table-cell table:style-name="ce36" table:formula="of:=[Delve.C5]" office:value-type="float" office:value="7">
            <text:p>7</text:p>
          </table:table-cell>
          <table:table-cell table:style-name="ce36" table:formula="of:=[Delve.D5]" office:value-type="float" office:value="7">
            <text:p>7</text:p>
          </table:table-cell>
          <table:table-cell table:style-name="ce36" table:formula="of:=[Delve.E5]" office:value-type="float" office:value="7">
            <text:p>7</text:p>
          </table:table-cell>
          <table:table-cell table:style-name="ce36" table:formula="of:=[Delve.F5]" office:value-type="float" office:value="14">
            <text:p>14</text:p>
          </table:table-cell>
          <table:table-cell table:formula="of:=[.B5]" office:value-type="float" office:value="2010">
            <text:p>2010</text:p>
          </table:table-cell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1">
            <text:p>2011</text:p>
          </table:table-cell>
          <table:table-cell table:style-name="ce8" table:formula="of:=LOOKUP([.B6]-7;[GeburtsZahlen.$C$4:.$Z$4];[GeburtsZahlen.$C$11:.$Z$11])" office:value-type="float" office:value="4">
            <text:p>4</text:p>
          </table:table-cell>
          <table:table-cell table:style-name="ce8" table:formula="of:=[.C5]" office:value-type="float" office:value="7">
            <text:p>7</text:p>
          </table:table-cell>
          <table:table-cell table:style-name="ce8" table:formula="of:=[.D5]" office:value-type="float" office:value="7">
            <text:p>7</text:p>
          </table:table-cell>
          <table:table-cell table:style-name="ce8" table:formula="of:=[.E5]" office:value-type="float" office:value="7">
            <text:p>7</text:p>
          </table:table-cell>
          <table:table-cell table:formula="of:=[.B6]" office:value-type="float" office:value="2011">
            <text:p>2011</text:p>
          </table:table-cell>
          <table:table-cell table:formula="of:=SUM([.C6:.D6])" office:value-type="float" office:value="11">
            <text:p>11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25">
            <text:p>25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2">
            <text:p>2012</text:p>
          </table:table-cell>
          <table:table-cell table:style-name="ce8" table:formula="of:=LOOKUP([.B7]-7;[GeburtsZahlen.$C$4:.$Z$4];[GeburtsZahlen.$C$11:.$Z$11])" office:value-type="float" office:value="3">
            <text:p>3</text:p>
          </table:table-cell>
          <table:table-cell table:style-name="ce8" table:formula="of:=[.C6]" office:value-type="float" office:value="4">
            <text:p>4</text:p>
          </table:table-cell>
          <table:table-cell table:style-name="ce8" table:formula="of:=[.D6]" office:value-type="float" office:value="7">
            <text:p>7</text:p>
          </table:table-cell>
          <table:table-cell table:style-name="ce8" table:formula="of:=[.E6]" office:value-type="float" office:value="7">
            <text:p>7</text:p>
          </table:table-cell>
          <table:table-cell table:formula="of:=[.B7]" office:value-type="float" office:value="2012">
            <text:p>2012</text:p>
          </table:table-cell>
          <table:table-cell table:formula="of:=SUM([.C7:.D7])" office:value-type="float" office:value="7">
            <text:p>7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21">
            <text:p>21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3">
            <text:p>2013</text:p>
          </table:table-cell>
          <table:table-cell table:style-name="ce8" table:formula="of:=LOOKUP([.B8]-7;[GeburtsZahlen.$C$4:.$Z$4];[GeburtsZahlen.$C$11:.$Z$11])" office:value-type="float" office:value="8">
            <text:p>8</text:p>
          </table:table-cell>
          <table:table-cell table:style-name="ce8" table:formula="of:=[.C7]" office:value-type="float" office:value="3">
            <text:p>3</text:p>
          </table:table-cell>
          <table:table-cell table:style-name="ce8" table:formula="of:=[.D7]" office:value-type="float" office:value="4">
            <text:p>4</text:p>
          </table:table-cell>
          <table:table-cell table:style-name="ce8" table:formula="of:=[.E7]" office:value-type="float" office:value="7">
            <text:p>7</text:p>
          </table:table-cell>
          <table:table-cell table:formula="of:=[.B8]" office:value-type="float" office:value="2013">
            <text:p>2013</text:p>
          </table:table-cell>
          <table:table-cell table:formula="of:=SUM([.C8:.D8])" office:value-type="float" office:value="11">
            <text:p>11</text:p>
          </table:table-cell>
          <table:table-cell table:formula="of:=SUM([.E8:.F8])" office:value-type="float" office:value="11">
            <text:p>11</text:p>
          </table:table-cell>
          <table:table-cell table:formula="of:=SUM([.C8:.F8])" office:value-type="float" office:value="22">
            <text:p>22</text:p>
          </table:table-cell>
          <table:table-cell/>
        </table:table-row>
        <table:table-row table:style-name="ro10">
          <table:covered-table-cell table:style-name="ce8"/>
          <table:table-cell table:style-name="ce8" office:value-type="float" office:value="2014">
            <text:p>2014</text:p>
          </table:table-cell>
          <table:table-cell table:style-name="ce8" table:formula="of:=LOOKUP([.B9]-7;[GeburtsZahlen.$C$4:.$Z$4];[GeburtsZahlen.$C$11:.$Z$11])" office:value-type="float" office:value="4">
            <text:p>4</text:p>
          </table:table-cell>
          <table:table-cell table:style-name="ce8" table:formula="of:=[.C8]" office:value-type="float" office:value="8">
            <text:p>8</text:p>
          </table:table-cell>
          <table:table-cell table:style-name="ce8" table:formula="of:=[.D8]" office:value-type="float" office:value="3">
            <text:p>3</text:p>
          </table:table-cell>
          <table:table-cell table:style-name="ce8" table:formula="of:=[.E8]" office:value-type="float" office:value="4">
            <text:p>4</text:p>
          </table:table-cell>
          <table:table-cell table:formula="of:=[.B9]" office:value-type="float" office:value="2014">
            <text:p>2014</text:p>
          </table:table-cell>
          <table:table-cell table:formula="of:=SUM([.C9:.D9])" office:value-type="float" office:value="12">
            <text:p>12</text:p>
          </table:table-cell>
          <table:table-cell table:formula="of:=SUM([.E9:.F9])" office:value-type="float" office:value="7">
            <text:p>7</text:p>
          </table:table-cell>
          <table:table-cell table:formula="of:=SUM([.C9:.F9])" office:value-type="float" office:value="19">
            <text:p>19</text:p>
          </table:table-cell>
          <table:table-cell/>
        </table:table-row>
        <table:table-row table:style-name="ro10">
          <table:table-cell/>
          <table:table-cell office:value-type="float" office:value="2015">
            <text:p>2015</text:p>
          </table:table-cell>
          <table:table-cell table:style-name="ce8" table:formula="of:=LOOKUP([.B10]-7;[GeburtsZahlen.$C$4:.$Z$4];[GeburtsZahlen.$C$11:.$Z$11])" office:value-type="float" office:value="3">
            <text:p>3</text:p>
          </table:table-cell>
          <table:table-cell table:style-name="ce8" table:formula="of:=[.C9]" office:value-type="float" office:value="4">
            <text:p>4</text:p>
          </table:table-cell>
          <table:table-cell table:style-name="ce8" table:formula="of:=[.D9]" office:value-type="float" office:value="8">
            <text:p>8</text:p>
          </table:table-cell>
          <table:table-cell table:style-name="ce8" table:formula="of:=[.E9]" office:value-type="float" office:value="3">
            <text:p>3</text:p>
          </table:table-cell>
          <table:table-cell table:formula="of:=[.B10]" office:value-type="float" office:value="2015">
            <text:p>2015</text:p>
          </table:table-cell>
          <table:table-cell table:formula="of:=SUM([.C10:.D10])" office:value-type="float" office:value="7">
            <text:p>7</text:p>
          </table:table-cell>
          <table:table-cell table:formula="of:=SUM([.E10:.F10])" office:value-type="float" office:value="11">
            <text:p>11</text:p>
          </table:table-cell>
          <table:table-cell table:formula="of:=SUM([.C10:.F10])" office:value-type="float" office:value="18">
            <text:p>18</text:p>
          </table:table-cell>
          <table:table-cell/>
        </table:table-row>
        <table:table-row table:style-name="ro10">
          <table:table-cell/>
          <table:table-cell table:style-name="ce8" office:value-type="float" office:value="2016">
            <text:p>2016</text:p>
          </table:table-cell>
          <table:table-cell table:style-name="ce8" table:formula="of:=LOOKUP([.B11]-7;[GeburtsZahlen.$C$4:.$Z$4];[GeburtsZahlen.$C$11:.$Z$11])" office:value-type="float" office:value="5">
            <text:p>5</text:p>
          </table:table-cell>
          <table:table-cell table:style-name="ce8" table:formula="of:=[.C10]" office:value-type="float" office:value="3">
            <text:p>3</text:p>
          </table:table-cell>
          <table:table-cell table:style-name="ce8" table:formula="of:=[.D10]" office:value-type="float" office:value="4">
            <text:p>4</text:p>
          </table:table-cell>
          <table:table-cell table:style-name="ce8" table:formula="of:=[.E10]" office:value-type="float" office:value="8">
            <text:p>8</text:p>
          </table:table-cell>
          <table:table-cell table:formula="of:=[.B11]" office:value-type="float" office:value="2016">
            <text:p>2016</text:p>
          </table:table-cell>
          <table:table-cell table:formula="of:=SUM([.C11:.D11])" office:value-type="float" office:value="8">
            <text:p>8</text:p>
          </table:table-cell>
          <table:table-cell table:formula="of:=SUM([.E11:.F11])" office:value-type="float" office:value="12">
            <text:p>12</text:p>
          </table:table-cell>
          <table:table-cell table:formula="of:=SUM([.C11:.F11])" office:value-type="float" office:value="20">
            <text:p>20</text:p>
          </table:table-cell>
          <table:table-cell/>
        </table:table-row>
        <table:table-row table:style-name="ro10">
          <table:table-cell/>
          <table:table-cell office:value-type="float" office:value="2017">
            <text:p>2017</text:p>
          </table:table-cell>
          <table:table-cell table:style-name="ce8" table:formula="of:=LOOKUP([.B12]-7;[GeburtsZahlen.$C$4:.$Z$4];[GeburtsZahlen.$C$11:.$Z$11])" office:value-type="float" office:value="2">
            <text:p>2</text:p>
          </table:table-cell>
          <table:table-cell table:style-name="ce8" table:formula="of:=[.C11]" office:value-type="float" office:value="5">
            <text:p>5</text:p>
          </table:table-cell>
          <table:table-cell table:style-name="ce8" table:formula="of:=[.D11]" office:value-type="float" office:value="3">
            <text:p>3</text:p>
          </table:table-cell>
          <table:table-cell table:style-name="ce8" table:formula="of:=[.E11]" office:value-type="float" office:value="4">
            <text:p>4</text:p>
          </table:table-cell>
          <table:table-cell table:formula="of:=[.B12]" office:value-type="float" office:value="2017">
            <text:p>2017</text:p>
          </table:table-cell>
          <table:table-cell table:formula="of:=SUM([.C12:.D12])" office:value-type="float" office:value="7">
            <text:p>7</text:p>
          </table:table-cell>
          <table:table-cell table:formula="of:=SUM([.E12:.F12])" office:value-type="float" office:value="7">
            <text:p>7</text:p>
          </table:table-cell>
          <table:table-cell table:formula="of:=SUM([.C12:.F12])" office:value-type="float" office:value="14">
            <text:p>14</text:p>
          </table:table-cell>
          <table:table-cell/>
        </table:table-row>
        <table:table-row table:style-name="ro10">
          <table:table-cell/>
          <table:table-cell office:value-type="float" office:value="2018">
            <text:p>2018</text:p>
          </table:table-cell>
          <table:table-cell table:style-name="ce8" table:formula="of:=LOOKUP([.B13]-7;[GeburtsZahlen.$C$4:.$Z$4];[GeburtsZahlen.$C$11:.$Z$11])" office:value-type="float" office:value="0">
            <text:p/>
          </table:table-cell>
          <table:table-cell table:style-name="ce8" table:formula="of:=[.C12]" office:value-type="float" office:value="2">
            <text:p>2</text:p>
          </table:table-cell>
          <table:table-cell table:style-name="ce8" table:formula="of:=[.D12]" office:value-type="float" office:value="5">
            <text:p>5</text:p>
          </table:table-cell>
          <table:table-cell table:style-name="ce8" table:formula="of:=[.E12]" office:value-type="float" office:value="3">
            <text:p>3</text:p>
          </table:table-cell>
          <table:table-cell table:formula="of:=[.B13]" office:value-type="float" office:value="2018">
            <text:p>2018</text:p>
          </table:table-cell>
          <table:table-cell table:formula="of:=SUM([.C13:.D13])" office:value-type="float" office:value="2">
            <text:p>2</text:p>
          </table:table-cell>
          <table:table-cell table:formula="of:=SUM([.E13:.F13])" office:value-type="float" office:value="8">
            <text:p>8</text:p>
          </table:table-cell>
          <table:table-cell table:formula="of:=SUM([.C13:.F13])" office:value-type="float" office:value="10">
            <text:p>10</text:p>
          </table:table-cell>
          <table:table-cell/>
        </table:table-row>
        <table:table-row table:style-name="ro10">
          <table:table-cell/>
          <table:table-cell>
            <draw:frame table:end-cell-address="nurDelve.L33" table:end-x="0.918cm" table:end-y="0.424cm" draw:z-index="0" draw:style-name="gr1" svg:width="13.028cm" svg:height="8.928cm" svg:x="0.114cm" svg:y="0.077cm">
              <draw:object draw:notify-on-update-of-ranges="nurDelve.G5:nurDelve.G11 nurDelve.H4:nurDelve.H4 nurDelve.H5:nurDelve.H11 nurDelve.I4:nurDelve.I4 nurDelve.I5:nurDelve.I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21">
          <table:table-cell table:number-columns-repeated="11"/>
        </table:table-row>
        <table:table-row table:style-name="ro10">
          <table:table-cell/>
          <table:table-cell>
            <draw:frame table:end-cell-address="nurDelve.L52" table:end-x="0.501cm" table:end-y="0.258cm" draw:z-index="1" draw:style-name="gr1" svg:width="12.723cm" svg:height="7.475cm" svg:x="0.002cm" svg:y="0.009cm">
              <draw:object draw:notify-on-update-of-ranges="nurDelve.G5:nurDelve.G11 nurDelve.H4:nurDelve.H4 nurDelve.H5:nurDelve.H11 nurDelve.I4:nurDelve.I4 nurDelve.I5:nurDelve.I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"/>
        </table:table-row>
        <table:table-row table:style-name="ro10" table:number-rows-repeated="15">
          <table:table-cell table:number-columns-repeated="11"/>
        </table:table-row>
        <table:table-row table:style-name="ro10">
          <table:table-cell>
            <draw:frame table:end-cell-address="nurDelve.L71" table:end-x="0.362cm" table:end-y="0.376cm" draw:z-index="2" draw:style-name="gr1" svg:width="13.336cm" svg:height="8.645cm" svg:x="0cm" svg:y="0.312cm">
              <draw:object draw:notify-on-update-of-ranges="nurDelve.B5:nurDelve.B11 nurDelve.C4:nurDelve.C4 nurDelve.C5:nurDelve.C11 nurDelve.D4:nurDelve.D4 nurDelve.D5:nurDelve.D11 nurDelve.E4:nurDelve.E4 nurDelve.E5:nurDelve.E11 nurDelve.F4:nurDelve.F4 nurDelve.F5:nurDelve.F1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14.08.2010</text:date>, <text:time>22:0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tta Dettmann-Fink</meta:initial-creator>
    <meta:creation-date>2010-08-13T21:26:57.85</meta:creation-date>
    <dc:date>2010-08-14T22:06:18.84</dc:date>
    <dc:creator>Britta Dettmann-Fink</dc:creator>
    <meta:editing-duration>PT03H03M34S</meta:editing-duration>
    <meta:editing-cycles>21</meta:editing-cycles>
    <meta:generator>OpenOffice.org/3.1$Win32 OpenOffice.org_project/310m11$Build-9399</meta:generator>
    <meta:document-statistic meta:table-count="6" meta:cell-count="52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563cm" svg:height="8.929cm" chart:class="chart:bar" chart:style-name="ch1">
        <chart:title svg:x="3.725cm" svg:y="0.179cm" chart:style-name="ch2">
          <text:p>Erwartete Schülerzahlen Linden</text:p>
        </chart:title>
        <chart:subtitle svg:x="3.196cm" svg:y="0.86cm" chart:style-name="ch3">
          <text:p>anhand Geburtenzahlen im Einzugsgebiet</text:p>
        </chart:subtitle>
        <chart:legend chart:legend-position="end" svg:x="11.531cm" svg:y="3.943cm" chart:style-name="ch4"/>
        <chart:plot-area chart:style-name="ch5" table:cell-range-address="Linden.G4:Linden.I11" chart:data-source-has-labels="both" svg:x="0.341cm" svg:y="1.489cm" svg:width="10.92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Linden.G5:Linden.G11"/>
          </chart:axis>
          <chart:axis chart:dimension="y" chart:name="primary-y" chart:style-name="ch7">
            <chart:title svg:x="0.272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inden.H5:Linden.H11" chart:label-cell-address="Linden.H4:Linden.H4" chart:class="chart:bar">
            <chart:data-point chart:repeated="7"/>
          </chart:series>
          <chart:series chart:style-name="ch11" chart:values-cell-range-address="Linden.I5:Linden.I11" chart:label-cell-address="Linden.I4:Linden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ylinder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862cm" svg:height="8.11cm" chart:class="chart:bar" chart:style-name="ch1">
        <chart:legend chart:legend-position="end" svg:x="11.824cm" svg:y="3.534cm" chart:style-name="ch2"/>
        <chart:plot-area chart:style-name="ch3" table:cell-range-address="nurLinden.G4:nurLinden.I11" chart:data-source-has-labels="both" svg:x="0.353cm" svg:y="0.162cm" svg:width="11.195cm" svg:height="7.6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G5:nurLinden.G11"/>
          </chart:axis>
          <chart:axis chart:dimension="y" chart:name="primary-y" chart:style-name="ch5">
            <chart:title svg:x="0.278cm" svg:y="4.53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nurLinden.H5:nurLinden.H11" chart:label-cell-address="nurLinden.H4:nurLinden.H4" chart:class="chart:bar">
            <chart:data-point chart:repeated="7"/>
          </chart:series>
          <chart:series chart:style-name="ch9" chart:values-cell-range-address="nurLinden.I5:nurLinden.I11" chart:label-cell-address="nurLinden.I4:nurLinden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H4:nurLinden.H4">1. und 2.</text:p>
              </table:table-cell>
              <table:table-cell office:value-type="string">
                <text:p text:id="nurLinden.I4:nur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Linden.G5:nurLinden.G11">2010</text:p>
              </table:table-cell>
              <table:table-cell office:value-type="float" office:value="15">
                <text:p text:id="nurLinden.H5:nurLinden.H11">15</text:p>
              </table:table-cell>
              <table:table-cell office:value-type="float" office:value="15">
                <text:p text:id="nurLinden.I5:nur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9742307662964pt" style:font-size-asian="5.59742307662964pt" style:font-size-complex="5.59742307662964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779cm" svg:height="7.658cm" chart:class="chart:bar" chart:style-name="ch1">
        <chart:legend chart:legend-position="end" svg:x="12.52cm" svg:y="3.314cm" chart:style-name="ch2"/>
        <chart:plot-area chart:style-name="ch3" table:cell-range-address="nurLinden.B4:nurLinden.F11" chart:data-source-has-labels="both" svg:x="0.275cm" svg:y="0.153cm" svg:width="11.971cm" svg:height="7.1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B5:nur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Linden.C5:nurLinden.C11" chart:label-cell-address="nurLinden.C4:nurLinden.C4" chart:class="chart:bar">
            <chart:data-point chart:repeated="7"/>
          </chart:series>
          <chart:series chart:style-name="ch9" chart:values-cell-range-address="nurLinden.D5:nurLinden.D11" chart:label-cell-address="nurLinden.D4:nurLinden.D4" chart:class="chart:bar">
            <chart:data-point chart:repeated="7"/>
          </chart:series>
          <chart:series chart:style-name="ch10" chart:values-cell-range-address="nurLinden.E5:nurLinden.E11" chart:label-cell-address="nurLinden.E4:nurLinden.E4" chart:class="chart:bar">
            <chart:data-point chart:repeated="7"/>
          </chart:series>
          <chart:series chart:style-name="ch11" chart:values-cell-range-address="nurLinden.F5:nurLinden.F11" chart:label-cell-address="nurLinden.F4:nur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C4:nurLinden.C4">erste</text:p>
              </table:table-cell>
              <table:table-cell office:value-type="string">
                <text:p text:id="nurLinden.D4:nurLinden.D4">zweite</text:p>
              </table:table-cell>
              <table:table-cell office:value-type="string">
                <text:p text:id="nurLinden.E4:nurLinden.E4">dritte</text:p>
              </table:table-cell>
              <table:table-cell office:value-type="string">
                <text:p text:id="nurLinden.F4:nur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nurLinden.B5:nurLinden.B11">2010</text:p>
              </table:table-cell>
              <table:table-cell office:value-type="float" office:value="7">
                <text:p text:id="nurLinden.C5:nurLinden.C11">7</text:p>
              </table:table-cell>
              <table:table-cell office:value-type="float" office:value="8">
                <text:p text:id="nurLinden.D5:nurLinden.D11">8</text:p>
              </table:table-cell>
              <table:table-cell office:value-type="float" office:value="9">
                <text:p text:id="nurLinden.E5:nurLinden.E11">9</text:p>
              </table:table-cell>
              <table:table-cell office:value-type="float" office:value="6">
                <text:p text:id="nurLinden.F5:nur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8.929cm" chart:class="chart:bar" chart:style-name="ch1">
        <chart:title svg:x="3.577cm" svg:y="0.179cm" chart:style-name="ch2">
          <text:p>Erwartete Schülerzahlen Delve</text:p>
        </chart:title>
        <chart:subtitle svg:x="3.722cm" svg:y="0.86cm" chart:style-name="ch3">
          <text:p>anhand Geburtenzahlen in Delve</text:p>
        </chart:subtitle>
        <chart:legend chart:legend-position="end" svg:x="11.008cm" svg:y="3.943cm" chart:style-name="ch4"/>
        <chart:plot-area chart:style-name="ch5" table:cell-range-address="nurDelve.G4:nurDelve.I11" chart:data-source-has-labels="both" svg:x="0.319cm" svg:y="1.489cm" svg:width="10.43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nurDelve.G5:nurDelve.G11"/>
          </chart:axis>
          <chart:axis chart:dimension="y" chart:name="primary-y" chart:style-name="ch7">
            <chart:title svg:x="0.261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nurDelve.H5:nurDelve.H11" chart:label-cell-address="nurDelve.H4:nurDelve.H4" chart:class="chart:bar">
            <chart:data-point chart:repeated="7"/>
          </chart:series>
          <chart:series chart:style-name="ch11" chart:values-cell-range-address="nurDelve.I5:nurDelve.I11" chart:label-cell-address="nurDelve.I4:nurDelve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H4:nurDelve.H4">1. und 2.</text:p>
              </table:table-cell>
              <table:table-cell office:value-type="string">
                <text:p text:id="nurDelve.I4:nur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Delve.G5:nurDelve.G11">2010</text:p>
              </table:table-cell>
              <table:table-cell office:value-type="float" office:value="14">
                <text:p text:id="nurDelve.H5:nurDelve.H11">14</text:p>
              </table:table-cell>
              <table:table-cell office:value-type="float" office:value="21">
                <text:p text:id="nurDelve.I5:nur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24cm" svg:height="7.476cm" chart:class="chart:bar" chart:style-name="ch1">
        <chart:legend chart:legend-position="end" svg:x="10.709cm" svg:y="3.217cm" chart:style-name="ch2"/>
        <chart:plot-area chart:style-name="ch3" table:cell-range-address="nurDelve.G4:nurDelve.I11" chart:data-source-has-labels="both" svg:x="0.307cm" svg:y="0.149cm" svg:width="10.149cm" svg:height="7.0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G5:nurDelve.G11"/>
          </chart:axis>
          <chart:axis chart:dimension="y" chart:name="primary-y" chart:style-name="ch5">
            <chart:title svg:x="0.255cm" svg:y="4.219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nurDelve.H5:nurDelve.H11" chart:label-cell-address="nurDelve.H4:nurDelve.H4" chart:class="chart:bar">
            <chart:data-point chart:repeated="7"/>
          </chart:series>
          <chart:series chart:style-name="ch9" chart:values-cell-range-address="nurDelve.I5:nurDelve.I11" chart:label-cell-address="nurDelve.I4:nurDelve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H4:nurDelve.H4">1. und 2.</text:p>
              </table:table-cell>
              <table:table-cell office:value-type="string">
                <text:p text:id="nurDelve.I4:nur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Delve.G5:nurDelve.G11">2010</text:p>
              </table:table-cell>
              <table:table-cell office:value-type="float" office:value="14">
                <text:p text:id="nurDelve.H5:nurDelve.H11">14</text:p>
              </table:table-cell>
              <table:table-cell office:value-type="float" office:value="21">
                <text:p text:id="nurDelve.I5:nur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41787004470825pt" style:font-size-asian="5.41787004470825pt" style:font-size-complex="5.41787004470825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337cm" svg:height="8.646cm" chart:class="chart:bar" chart:style-name="ch1">
        <chart:legend chart:legend-position="end" svg:x="12.101cm" svg:y="3.812cm" chart:style-name="ch2"/>
        <chart:plot-area chart:style-name="ch3" table:cell-range-address="nurDelve.B4:nurDelve.F11" chart:data-source-has-labels="both" svg:x="0.266cm" svg:y="0.172cm" svg:width="11.57cm" svg:height="8.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B5:nur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Delve.C5:nurDelve.C11" chart:label-cell-address="nurDelve.C4:nurDelve.C4" chart:class="chart:bar">
            <chart:data-point chart:repeated="7"/>
          </chart:series>
          <chart:series chart:style-name="ch9" chart:values-cell-range-address="nurDelve.D5:nurDelve.D11" chart:label-cell-address="nurDelve.D4:nurDelve.D4" chart:class="chart:bar">
            <chart:data-point chart:repeated="7"/>
          </chart:series>
          <chart:series chart:style-name="ch10" chart:values-cell-range-address="nurDelve.E5:nurDelve.E11" chart:label-cell-address="nurDelve.E4:nurDelve.E4" chart:class="chart:bar">
            <chart:data-point chart:repeated="7"/>
          </chart:series>
          <chart:series chart:style-name="ch11" chart:values-cell-range-address="nurDelve.F5:nurDelve.F11" chart:label-cell-address="nurDelve.F4:nur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C4:nurDelve.C4">erste</text:p>
              </table:table-cell>
              <table:table-cell office:value-type="string">
                <text:p text:id="nurDelve.D4:nurDelve.D4">zweite</text:p>
              </table:table-cell>
              <table:table-cell office:value-type="string">
                <text:p text:id="nurDelve.E4:nurDelve.E4">dritte</text:p>
              </table:table-cell>
              <table:table-cell office:value-type="string">
                <text:p text:id="nurDelve.F4:nur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nurDelve.B5:nurDelve.B11">2010</text:p>
              </table:table-cell>
              <table:table-cell office:value-type="float" office:value="7">
                <text:p text:id="nurDelve.C5:nurDelve.C11">7</text:p>
              </table:table-cell>
              <table:table-cell office:value-type="float" office:value="7">
                <text:p text:id="nurDelve.D5:nurDelve.D11">7</text:p>
              </table:table-cell>
              <table:table-cell office:value-type="float" office:value="7">
                <text:p text:id="nurDelve.E5:nurDelve.E11">7</text:p>
              </table:table-cell>
              <table:table-cell office:value-type="float" office:value="14">
                <text:p text:id="nurDelve.F5:nur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.87244200706482pt" style:font-size-asian="2.87244200706482pt" style:font-size-complex="2.87244200706482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87244200706482pt" style:font-size-asian="2.87244200706482pt" style:font-size-complex="2.87244200706482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87244200706482pt" style:font-size-asian="2.87244200706482pt" style:font-size-complex="2.87244200706482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71cm" svg:height="4.341cm" chart:class="chart:bar" chart:style-name="ch1">
        <chart:legend chart:legend-position="end" svg:x="6.404cm" svg:y="1.831cm" chart:style-name="ch2"/>
        <chart:plot-area chart:style-name="ch3" table:cell-range-address="nurLinden.B4:nurLinden.F11" chart:data-source-has-labels="both" svg:x="0.141cm" svg:y="0.086cm" svg:width="6.123cm" svg:height="4.0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Linden.B5:nur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Linden.C5:nurLinden.C11" chart:label-cell-address="nurLinden.C4:nurLinden.C4" chart:class="chart:bar">
            <chart:data-point chart:repeated="7"/>
          </chart:series>
          <chart:series chart:style-name="ch9" chart:values-cell-range-address="nurLinden.D5:nurLinden.D11" chart:label-cell-address="nurLinden.D4:nurLinden.D4" chart:class="chart:bar">
            <chart:data-point chart:repeated="7"/>
          </chart:series>
          <chart:series chart:style-name="ch10" chart:values-cell-range-address="nurLinden.E5:nurLinden.E11" chart:label-cell-address="nurLinden.E4:nurLinden.E4" chart:class="chart:bar">
            <chart:data-point chart:repeated="7"/>
          </chart:series>
          <chart:series chart:style-name="ch11" chart:values-cell-range-address="nurLinden.F5:nurLinden.F11" chart:label-cell-address="nurLinden.F4:nur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C4:nurLinden.C4">erste</text:p>
              </table:table-cell>
              <table:table-cell office:value-type="string">
                <text:p text:id="nurLinden.D4:nurLinden.D4">zweite</text:p>
              </table:table-cell>
              <table:table-cell office:value-type="string">
                <text:p text:id="nurLinden.E4:nurLinden.E4">dritte</text:p>
              </table:table-cell>
              <table:table-cell office:value-type="string">
                <text:p text:id="nurLinden.F4:nur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nurLinden.B5:nurLinden.B11">2010</text:p>
              </table:table-cell>
              <table:table-cell office:value-type="float" office:value="7">
                <text:p text:id="nurLinden.C5:nurLinden.C11">7</text:p>
              </table:table-cell>
              <table:table-cell office:value-type="float" office:value="8">
                <text:p text:id="nurLinden.D5:nurLinden.D11">8</text:p>
              </table:table-cell>
              <table:table-cell office:value-type="float" office:value="9">
                <text:p text:id="nurLinden.E5:nurLinden.E11">9</text:p>
              </table:table-cell>
              <table:table-cell office:value-type="float" office:value="6">
                <text:p text:id="nurLinden.F5:nur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.7026686668396pt" style:font-size-asian="2.7026686668396pt" style:font-size-complex="2.7026686668396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2.7026686668396pt" style:font-size-asian="2.7026686668396pt" style:font-size-complex="2.7026686668396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axis-position="0"/>
      <style:graphic-properties svg:stroke-color="#b3b3b3"/>
      <style:text-properties fo:font-size="2.7026686668396pt" style:font-size-asian="2.7026686668396pt" style:font-size-complex="2.702668666839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878cm" svg:height="4.313cm" chart:class="chart:bar" chart:style-name="ch1">
        <chart:legend chart:legend-position="end" svg:x="6.228cm" svg:y="1.821cm" chart:style-name="ch2"/>
        <chart:plot-area chart:style-name="ch3" table:cell-range-address="nurDelve.B4:nurDelve.F11" chart:data-source-has-labels="both" svg:x="0.137cm" svg:y="0.086cm" svg:width="5.955cm" svg:height="4.0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nurDelve.B5:nur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nurDelve.C5:nurDelve.C11" chart:label-cell-address="nurDelve.C4:nurDelve.C4" chart:class="chart:bar">
            <chart:data-point chart:repeated="7"/>
          </chart:series>
          <chart:series chart:style-name="ch9" chart:values-cell-range-address="nurDelve.D5:nurDelve.D11" chart:label-cell-address="nurDelve.D4:nurDelve.D4" chart:class="chart:bar">
            <chart:data-point chart:repeated="7"/>
          </chart:series>
          <chart:series chart:style-name="ch10" chart:values-cell-range-address="nurDelve.E5:nurDelve.E11" chart:label-cell-address="nurDelve.E4:nurDelve.E4" chart:class="chart:bar">
            <chart:data-point chart:repeated="7"/>
          </chart:series>
          <chart:series chart:style-name="ch11" chart:values-cell-range-address="nurDelve.F5:nurDelve.F11" chart:label-cell-address="nurDelve.F4:nur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Delve.C4:nurDelve.C4">erste</text:p>
              </table:table-cell>
              <table:table-cell office:value-type="string">
                <text:p text:id="nurDelve.D4:nurDelve.D4">zweite</text:p>
              </table:table-cell>
              <table:table-cell office:value-type="string">
                <text:p text:id="nurDelve.E4:nurDelve.E4">dritte</text:p>
              </table:table-cell>
              <table:table-cell office:value-type="string">
                <text:p text:id="nurDelve.F4:nur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nurDelve.B5:nurDelve.B11">2010</text:p>
              </table:table-cell>
              <table:table-cell office:value-type="float" office:value="7">
                <text:p text:id="nurDelve.C5:nurDelve.C11">7</text:p>
              </table:table-cell>
              <table:table-cell office:value-type="float" office:value="7">
                <text:p text:id="nurDelve.D5:nurDelve.D11">7</text:p>
              </table:table-cell>
              <table:table-cell office:value-type="float" office:value="7">
                <text:p text:id="nurDelve.E5:nurDelve.E11">7</text:p>
              </table:table-cell>
              <table:table-cell office:value-type="float" office:value="14">
                <text:p text:id="nurDelve.F5:nur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8.929cm" chart:class="chart:bar" chart:style-name="ch1">
        <chart:title svg:x="3.577cm" svg:y="0.179cm" chart:style-name="ch2">
          <text:p>Erwartete Schülerzahlen Delve</text:p>
        </chart:title>
        <chart:subtitle svg:x="2.929cm" svg:y="0.86cm" chart:style-name="ch3">
          <text:p>anhand Geburtenzahlen im Einzugsgebiet</text:p>
        </chart:subtitle>
        <chart:legend chart:legend-position="end" svg:x="11.008cm" svg:y="3.943cm" chart:style-name="ch4"/>
        <chart:plot-area chart:style-name="ch5" table:cell-range-address="Delve.G4:Delve.I11" chart:data-source-has-labels="both" svg:x="0.319cm" svg:y="1.489cm" svg:width="10.43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Delve.G5:Delve.G11"/>
          </chart:axis>
          <chart:axis chart:dimension="y" chart:name="primary-y" chart:style-name="ch7">
            <chart:title svg:x="0.261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Delve.H5:Delve.H11" chart:label-cell-address="Delve.H4:Delve.H4" chart:class="chart:bar">
            <chart:data-point chart:repeated="7"/>
          </chart:series>
          <chart:series chart:style-name="ch11" chart:values-cell-range-address="Delve.I5:Delve.I11" chart:label-cell-address="Delve.I4:Delve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ylinder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057cm" svg:height="7.764cm" chart:class="chart:bar" chart:style-name="ch1">
        <chart:legend chart:legend-position="end" svg:x="12.015cm" svg:y="3.361cm" chart:style-name="ch2"/>
        <chart:plot-area chart:style-name="ch3" table:cell-range-address="Linden.G4:Linden.I11" chart:data-source-has-labels="both" svg:x="0.361cm" svg:y="0.155cm" svg:width="11.374cm" svg:height="7.2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inden.G5:Linden.G11"/>
          </chart:axis>
          <chart:axis chart:dimension="y" chart:name="primary-y" chart:style-name="ch5">
            <chart:title svg:x="0.282cm" svg:y="4.36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Linden.H5:Linden.H11" chart:label-cell-address="Linden.H4:Linden.H4" chart:class="chart:bar">
            <chart:data-point chart:repeated="7"/>
          </chart:series>
          <chart:series chart:style-name="ch9" chart:values-cell-range-address="Linden.I5:Linden.I11" chart:label-cell-address="Linden.I4:Linden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116cm" svg:height="9.391cm" chart:class="chart:bar" chart:style-name="ch1">
        <chart:legend chart:legend-position="end" svg:x="12.073cm" svg:y="4.174cm" chart:style-name="ch2"/>
        <chart:plot-area chart:style-name="ch3" table:cell-range-address="Delve.G4:Delve.I11" chart:data-source-has-labels="both" svg:x="0.363cm" svg:y="0.187cm" svg:width="11.429cm" svg:height="8.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Delve.G5:Delve.G11"/>
          </chart:axis>
          <chart:axis chart:dimension="y" chart:name="primary-y" chart:style-name="ch5">
            <chart:title svg:x="0.283cm" svg:y="5.158cm" chart:style-name="ch6">
              <text:p>Schüler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Delve.H5:Delve.H11" chart:label-cell-address="Delve.H4:Delve.H4" chart:class="chart:bar">
            <chart:data-point chart:repeated="7"/>
          </chart:series>
          <chart:series chart:style-name="ch9" chart:values-cell-range-address="Delve.I5:Delve.I11" chart:label-cell-address="Delve.I4:Delve.I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8604860305786pt" style:font-size-asian="5.58604860305786pt" style:font-size-complex="5.58604860305786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751cm" svg:height="9.068cm" chart:class="chart:bar" chart:style-name="ch1">
        <chart:legend chart:legend-position="end" svg:x="12.493cm" svg:y="4.019cm" chart:style-name="ch2"/>
        <chart:plot-area chart:style-name="ch3" table:cell-range-address="Linden.B4:Linden.F11" chart:data-source-has-labels="both" svg:x="0.275cm" svg:y="0.181cm" svg:width="11.944cm" svg:height="8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inden.B5:Linden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den.C5:Linden.C11" chart:label-cell-address="Linden.C4:Linden.C4" chart:class="chart:bar">
            <chart:data-point chart:repeated="7"/>
          </chart:series>
          <chart:series chart:style-name="ch9" chart:values-cell-range-address="Linden.D5:Linden.D11" chart:label-cell-address="Linden.D4:Linden.D4" chart:class="chart:bar">
            <chart:data-point chart:repeated="7"/>
          </chart:series>
          <chart:series chart:style-name="ch10" chart:values-cell-range-address="Linden.E5:Linden.E11" chart:label-cell-address="Linden.E4:Linden.E4" chart:class="chart:bar">
            <chart:data-point chart:repeated="7"/>
          </chart:series>
          <chart:series chart:style-name="ch11" chart:values-cell-range-address="Linden.F5:Linden.F11" chart:label-cell-address="Linden.F4:Linden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C4:Linden.C4">erste</text:p>
              </table:table-cell>
              <table:table-cell office:value-type="string">
                <text:p text:id="Linden.D4:Linden.D4">zweite</text:p>
              </table:table-cell>
              <table:table-cell office:value-type="string">
                <text:p text:id="Linden.E4:Linden.E4">dritte</text:p>
              </table:table-cell>
              <table:table-cell office:value-type="string">
                <text:p text:id="Linden.F4:Linden.F4">vierte</text:p>
              </table:table-cell>
            </table:table-row>
          </table:table-header-rows>
          <table:table-rows>
            <table:table-row>
              <table:table-cell office:value-type="string">
                <text:p text:id="Linden.B5:Linden.B11">2010</text:p>
              </table:table-cell>
              <table:table-cell office:value-type="float" office:value="7">
                <text:p text:id="Linden.C5:Linden.C11">7</text:p>
              </table:table-cell>
              <table:table-cell office:value-type="float" office:value="8">
                <text:p text:id="Linden.D5:Linden.D11">8</text:p>
              </table:table-cell>
              <table:table-cell office:value-type="float" office:value="9">
                <text:p text:id="Linden.E5:Linden.E11">9</text:p>
              </table:table-cell>
              <table:table-cell office:value-type="float" office:value="6">
                <text:p text:id="Linden.F5:Linden.F11"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9cm" svg:height="5.238cm" chart:class="chart:bar" chart:style-name="ch1">
        <chart:title svg:x="0.198cm" svg:y="0.105cm" chart:style-name="ch2">
          <text:p>Erwartete Schülerzahlen Linden</text:p>
        </chart:title>
        <chart:legend chart:legend-position="end" svg:x="4.618cm" svg:y="2.098cm" chart:style-name="ch3"/>
        <chart:plot-area chart:style-name="ch4" table:cell-range-address="Linden.G4:Linden.I11" chart:data-source-has-labels="both" svg:x="0.059cm" svg:y="0.712cm" svg:width="4.43cm" svg:height="4.3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inden.G5:Linden.G11"/>
          </chart:axis>
          <chart:axis chart:dimension="y" chart:name="primary-y" chart:style-name="ch6">
            <chart:title svg:x="0.131cm" svg:y="3.427cm" chart:style-name="ch7">
              <text:p>Schüler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Linden.H5:Linden.H11" chart:label-cell-address="Linden.H4:Linden.H4" chart:class="chart:bar">
            <chart:data-point chart:repeated="7"/>
          </chart:series>
          <chart:series chart:style-name="ch10" chart:values-cell-range-address="Linden.I5:Linden.I11" chart:label-cell-address="Linden.I4:Linden.I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den.H4:Linden.H4">1. und 2.</text:p>
              </table:table-cell>
              <table:table-cell office:value-type="string">
                <text:p text:id="Linden.I4: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Linden.G5:Linden.G11">2010</text:p>
              </table:table-cell>
              <table:table-cell office:value-type="float" office:value="15">
                <text:p text:id="Linden.H5:Linden.H11">15</text:p>
              </table:table-cell>
              <table:table-cell office:value-type="float" office:value="15">
                <text:p text:id="Linden.I5: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253cm" svg:height="5.238cm" chart:class="chart:bar" chart:style-name="ch1">
        <chart:title svg:x="0.189cm" svg:y="0.105cm" chart:style-name="ch2">
          <text:p>Erwartete Schülerzahlen Delve</text:p>
        </chart:title>
        <chart:legend chart:legend-position="end" svg:x="4.367cm" svg:y="2.098cm" chart:style-name="ch3"/>
        <chart:plot-area chart:style-name="ch4" table:cell-range-address="Delve.G4:Delve.I11" chart:data-source-has-labels="both" svg:x="0.049cm" svg:y="0.712cm" svg:width="4.194cm" svg:height="4.3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Delve.G5:Delve.G11"/>
          </chart:axis>
          <chart:axis chart:dimension="y" chart:name="primary-y" chart:style-name="ch6">
            <chart:title svg:x="0.126cm" svg:y="3.427cm" chart:style-name="ch7">
              <text:p>Schüler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Delve.H5:Delve.H11" chart:label-cell-address="Delve.H4:Delve.H4" chart:class="chart:bar">
            <chart:data-point chart:repeated="7"/>
          </chart:series>
          <chart:series chart:style-name="ch10" chart:values-cell-range-address="Delve.I5:Delve.I11" chart:label-cell-address="Delve.I4:Delve.I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H4:Delve.H4">1. und 2.</text:p>
              </table:table-cell>
              <table:table-cell office:value-type="string">
                <text:p text:id="Delve.I4:Delve.I4">3. und 4.</text:p>
              </table:table-cell>
            </table:table-row>
          </table:table-header-rows>
          <table:table-rows>
            <table:table-row>
              <table:table-cell office:value-type="string">
                <text:p text:id="Delve.G5:Delve.G11">2010</text:p>
              </table:table-cell>
              <table:table-cell office:value-type="float" office:value="14">
                <text:p text:id="Delve.H5:Delve.H11">14</text:p>
              </table:table-cell>
              <table:table-cell office:value-type="float" office:value="21">
                <text:p text:id="Delve.I5:Delve.I11"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81353664398193pt" style:font-size-asian="5.81353664398193pt" style:font-size-complex="5.81353664398193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5" style:family="chart" style:data-style-name="N0">
      <style:chart-properties chart:scale-text="true" chart:display-label="true" chart:logarithmic="false" chart:maximum="80" chart:reverse-direction="false" text:line-break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311cm" svg:height="10.927cm" chart:class="chart:bar" chart:style-name="ch1">
        <chart:legend chart:legend-position="end" svg:x="12.995cm" svg:y="4.781cm" chart:style-name="ch2"/>
        <chart:plot-area chart:style-name="ch3" table:cell-range-address="Delve.B4:Delve.F11" chart:data-source-has-labels="both" svg:x="0.286cm" svg:y="0.218cm" svg:width="12.424cm" svg:height="10.2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Delve.B5:Delve.B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elve.C5:Delve.C11" chart:label-cell-address="Delve.C4:Delve.C4" chart:class="chart:bar">
            <chart:data-point chart:repeated="7"/>
          </chart:series>
          <chart:series chart:style-name="ch9" chart:values-cell-range-address="Delve.D5:Delve.D11" chart:label-cell-address="Delve.D4:Delve.D4" chart:class="chart:bar">
            <chart:data-point chart:repeated="7"/>
          </chart:series>
          <chart:series chart:style-name="ch10" chart:values-cell-range-address="Delve.E5:Delve.E11" chart:label-cell-address="Delve.E4:Delve.E4" chart:class="chart:bar">
            <chart:data-point chart:repeated="7"/>
          </chart:series>
          <chart:series chart:style-name="ch11" chart:values-cell-range-address="Delve.F5:Delve.F11" chart:label-cell-address="Delve.F4:Delve.F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lve.C4:Delve.C4">erste</text:p>
              </table:table-cell>
              <table:table-cell office:value-type="string">
                <text:p text:id="Delve.D4:Delve.D4">zweite</text:p>
              </table:table-cell>
              <table:table-cell office:value-type="string">
                <text:p text:id="Delve.E4:Delve.E4">dritte</text:p>
              </table:table-cell>
              <table:table-cell office:value-type="string">
                <text:p text:id="Delve.F4:Delve.F4">vierte</text:p>
              </table:table-cell>
            </table:table-row>
          </table:table-header-rows>
          <table:table-rows>
            <table:table-row>
              <table:table-cell office:value-type="string">
                <text:p text:id="Delve.B5:Delve.B11">2010</text:p>
              </table:table-cell>
              <table:table-cell office:value-type="float" office:value="7">
                <text:p text:id="Delve.C5:Delve.C11">7</text:p>
              </table:table-cell>
              <table:table-cell office:value-type="float" office:value="7">
                <text:p text:id="Delve.D5:Delve.D11">7</text:p>
              </table:table-cell>
              <table:table-cell office:value-type="float" office:value="7">
                <text:p text:id="Delve.E5:Delve.E11">7</text:p>
              </table:table-cell>
              <table:table-cell office:value-type="float" office:value="14">
                <text:p text:id="Delve.F5:Delve.F11"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tacked="true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563cm" svg:height="8.929cm" chart:class="chart:bar" chart:style-name="ch1">
        <chart:title svg:x="3.725cm" svg:y="0.179cm" chart:style-name="ch2">
          <text:p>Erwartete Schülerzahlen Linden</text:p>
        </chart:title>
        <chart:subtitle svg:x="3.91cm" svg:y="0.86cm" chart:style-name="ch3">
          <text:p>anhand Geburtenzahlen in Linden</text:p>
        </chart:subtitle>
        <chart:legend chart:legend-position="end" svg:x="11.531cm" svg:y="3.943cm" chart:style-name="ch4"/>
        <chart:plot-area chart:style-name="ch5" table:cell-range-address="nurLinden.G4:nurLinden.I11" chart:data-source-has-labels="both" svg:x="0.341cm" svg:y="1.489cm" svg:width="10.92cm" svg:height="7.0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nurLinden.G5:nurLinden.G11"/>
          </chart:axis>
          <chart:axis chart:dimension="y" chart:name="primary-y" chart:style-name="ch7">
            <chart:title svg:x="0.272cm" svg:y="5.587cm" chart:style-name="ch8">
              <text:p>Schüler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nurLinden.H5:nurLinden.H11" chart:label-cell-address="nurLinden.H4:nurLinden.H4" chart:class="chart:bar">
            <chart:data-point chart:repeated="7"/>
          </chart:series>
          <chart:series chart:style-name="ch11" chart:values-cell-range-address="nurLinden.I5:nurLinden.I11" chart:label-cell-address="nurLinden.I4:nurLinden.I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urLinden.H4:nurLinden.H4">1. und 2.</text:p>
              </table:table-cell>
              <table:table-cell office:value-type="string">
                <text:p text:id="nurLinden.I4:nurLinden.I4">3. und 4.</text:p>
              </table:table-cell>
            </table:table-row>
          </table:table-header-rows>
          <table:table-rows>
            <table:table-row>
              <table:table-cell office:value-type="string">
                <text:p text:id="nurLinden.G5:nurLinden.G11">2010</text:p>
              </table:table-cell>
              <table:table-cell office:value-type="float" office:value="15">
                <text:p text:id="nurLinden.H5:nurLinden.H11">15</text:p>
              </table:table-cell>
              <table:table-cell office:value-type="float" office:value="15">
                <text:p text:id="nurLinden.I5:nurLinden.I11">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